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urier10 BT1" svg:font-family="'Courier10 BT'" style:font-family-generic="modern" style:font-pitch="fixed"/>
    <style:font-face style:name="Arial" svg:font-family="Arial" style:font-pitch="variable"/>
    <style:font-face style:name="DejaVu Sans1"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Courier10 BT" svg:font-family="'Courier10 BT'"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854cm" fo:min-width="3.73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071cm" svg:stroke-color="#000000" draw:fill="solid" draw:fill-color="#ffffff" draw:textarea-vertical-align="middle" draw:auto-grow-height="false" draw:fit-to-size="false" style:shrink-to-fit="false" fo:min-height="5.97cm" fo:min-width="2.611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314cm" fo:min-width="2.556cm" fo:padding-top="0.125cm" fo:padding-bottom="0.125cm" fo:padding-left="0.25cm" fo:padding-right="0.25cm" fo:wrap-option="wrap"/>
      <style:paragraph-properties style:writing-mode="lr-tb"/>
    </style:style>
    <style:style style:name="gr6"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2cm" fo:min-width="1.085cm" fo:padding-top="0.125cm" fo:padding-bottom="0.125cm" fo:padding-left="0.25cm" fo:padding-right="0.25cm" fo:wrap-option="wrap"/>
    </style:style>
    <style:style style:name="gr7" style:family="graphic" style:parent-style-name="standard">
      <style:graphic-properties draw:stroke="solid" svg:stroke-width="0.071cm" svg:stroke-color="#000000" draw:fill="solid" draw:fill-color="#ffffff" draw:textarea-vertical-align="middle" draw:auto-grow-height="false" draw:fit-to-size="false" style:shrink-to-fit="false" fo:min-height="0.455cm" fo:min-width="1.262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071cm" svg:stroke-color="#000000" draw:fill="solid" draw:fill-color="#ffffff" draw:textarea-vertical-align="middle" draw:auto-grow-height="false" draw:fit-to-size="false" style:shrink-to-fit="false" fo:min-height="0.455cm" fo:min-width="1.263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71cm" svg:stroke-color="#000000" draw:fill="solid" draw:fill-color="#ffffff" draw:textarea-vertical-align="middle" draw:auto-grow-height="false" draw:fit-to-size="false" style:shrink-to-fit="false" fo:min-height="0.298cm" fo:min-width="1.673cm" fo:padding-top="0.125cm" fo:padding-bottom="0.125cm" fo:padding-left="0.25cm" fo:padding-right="0.25cm" fo:wrap-option="wrap"/>
    </style:style>
    <style:style style:name="gr10"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588cm" fo:padding-top="0.125cm" fo:padding-bottom="0.125cm" fo:padding-left="0.25cm" fo:padding-right="0.25cm" fo:wrap-option="wrap"/>
    </style:style>
    <style:style style:name="gr11" style:family="graphic" style:parent-style-name="standard">
      <style:graphic-properties draw:stroke="solid" svg:stroke-width="0.071cm" svg:stroke-color="#000000" draw:fill="solid" draw:fill-color="#ffffff" draw:textarea-vertical-align="middle" draw:auto-grow-height="false" draw:fit-to-size="false" style:shrink-to-fit="false" fo:min-height="1.473cm" fo:min-width="2.148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71cm" svg:stroke-color="#000000" draw:fill="solid" draw:fill-color="#ffffff" draw:textarea-vertical-align="middle" draw:auto-grow-height="false" draw:fit-to-size="false" style:shrink-to-fit="false" fo:min-height="0.456cm" fo:min-width="1.086cm" fo:padding-top="0.125cm" fo:padding-bottom="0.125cm" fo:padding-left="0.25cm" fo:padding-right="0.25cm" fo:wrap-option="wrap"/>
      <style:paragraph-properties style:writing-mode="lr-tb"/>
    </style:style>
    <style:style style:name="gr13" style:family="graphic" style:parent-style-name="standard">
      <style:graphic-properties draw:stroke="solid" svg:stroke-width="0.071cm" svg:stroke-color="#000000" draw:fill="solid" draw:fill-color="#ffffff" draw:textarea-vertical-align="middle" draw:auto-grow-height="false" draw:fit-to-size="false" style:shrink-to-fit="false" fo:min-height="0.298cm" fo:min-width="1.673cm" fo:padding-top="0.125cm" fo:padding-bottom="0.125cm" fo:padding-left="0.25cm" fo:padding-right="0.25cm" fo:wrap-option="wrap"/>
      <style:paragraph-properties style:writing-mode="lr-tb"/>
    </style:style>
    <style:style style:name="gr14" style:family="graphic" style:parent-style-name="standard">
      <style:graphic-properties draw:stroke="solid" svg:stroke-width="0.071cm" svg:stroke-color="#000000" draw:fill="solid" draw:fill-color="#ffffff" draw:textarea-vertical-align="middle" draw:auto-grow-height="false" draw:fit-to-size="false" style:shrink-to-fit="false" fo:min-height="0.211cm" fo:min-width="2.728cm" fo:padding-top="0.125cm" fo:padding-bottom="0.125cm" fo:padding-left="0.25cm" fo:padding-right="0.25cm" fo:wrap-option="wrap"/>
    </style:style>
    <style:style style:name="gr15" style:family="graphic" style:parent-style-name="standard">
      <style:graphic-properties draw:stroke="solid" svg:stroke-width="0.071cm" svg:stroke-color="#000000" draw:fill="solid" draw:fill-color="#ffffff" draw:textarea-vertical-align="middle" draw:auto-grow-height="false" draw:fit-to-size="false" style:shrink-to-fit="false" fo:min-height="0.884cm" fo:min-width="0.558cm" fo:padding-top="0.125cm" fo:padding-bottom="0.125cm" fo:padding-left="0.25cm" fo:padding-right="0.25cm" fo:wrap-option="wrap"/>
      <style:paragraph-properties style:writing-mode="lr-tb"/>
    </style:style>
    <style:style style:name="gr16" style:family="graphic" style:parent-style-name="standard">
      <style:graphic-properties draw:stroke="solid" svg:stroke-width="0.071cm" svg:stroke-color="#000000" draw:fill="solid" draw:fill-color="#ffffff" draw:textarea-vertical-align="middle" draw:auto-grow-height="false" draw:fit-to-size="false" style:shrink-to-fit="false" fo:min-height="0.884cm" fo:min-width="0.557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071cm" svg:stroke-color="#000000" draw:fill="solid" draw:fill-color="#ffffff" draw:textarea-vertical-align="middle" draw:auto-grow-height="false" draw:fit-to-size="false" style:shrink-to-fit="false" fo:min-height="0.456cm" fo:min-width="0.734cm" fo:padding-top="0.125cm" fo:padding-bottom="0.125cm" fo:padding-left="0.25cm" fo:padding-right="0.25cm" fo:wrap-option="wrap"/>
      <style:paragraph-properties style:writing-mode="lr-tb"/>
    </style:style>
    <style:style style:name="gr18"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1.741cm" fo:min-width="1.693cm" fo:padding-top="0.125cm" fo:padding-bottom="0.125cm" fo:padding-left="0.25cm" fo:padding-right="0.25cm" fo:wrap-option="wrap"/>
    </style:style>
    <style:style style:name="gr19"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717cm" fo:min-width="1.693cm" fo:padding-top="0.125cm" fo:padding-bottom="0.125cm" fo:padding-left="0.25cm" fo:padding-right="0.25cm" fo:wrap-option="wrap"/>
    </style:style>
    <style:style style:name="gr20"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1.693cm" fo:padding-top="0.125cm" fo:padding-bottom="0.125cm" fo:padding-left="0.25cm" fo:padding-right="0.25cm" fo:wrap-option="wrap"/>
    </style:style>
    <style:style style:name="gr21"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1.011cm" fo:min-width="1.693cm" fo:padding-top="0.125cm" fo:padding-bottom="0.125cm" fo:padding-left="0.25cm" fo:padding-right="0.25cm" fo:wrap-option="wrap"/>
    </style:style>
    <style:style style:name="gr22"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2.156cm" fo:min-width="1.693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3.211cm" fo:min-width="1.693cm" fo:padding-top="0.125cm" fo:padding-bottom="0.125cm" fo:padding-left="0.25cm" fo:padding-right="0.25cm" fo:wrap-option="wrap"/>
    </style:style>
    <style:style style:name="gr24"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2.038cm" fo:min-width="3.722cm" fo:padding-top="0.125cm" fo:padding-bottom="0.125cm" fo:padding-left="0.25cm" fo:padding-right="0.25cm" fo:wrap-option="wrap"/>
    </style:style>
    <style:style style:name="gr25"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4.94cm" fo:min-width="1.609cm" fo:padding-top="0.125cm" fo:padding-bottom="0.125cm" fo:padding-left="0.25cm" fo:padding-right="0.25cm" fo:wrap-option="wrap"/>
    </style:style>
    <style:style style:name="gr26"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1.488cm" fo:min-width="1.414cm" fo:padding-top="0.125cm" fo:padding-bottom="0.125cm" fo:padding-left="0.25cm" fo:padding-right="0.25cm" fo:wrap-option="wrap"/>
    </style:style>
    <style:style style:name="gr27"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594cm" fo:min-width="1.414cm" fo:padding-top="0.125cm" fo:padding-bottom="0.125cm" fo:padding-left="0.25cm" fo:padding-right="0.25cm" fo:wrap-option="wrap"/>
    </style:style>
    <style:style style:name="gr28"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1.414cm" fo:padding-top="0.125cm" fo:padding-bottom="0.125cm" fo:padding-left="0.25cm" fo:padding-right="0.25cm" fo:wrap-option="wrap"/>
    </style:style>
    <style:style style:name="gr29"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851cm" fo:min-width="1.414cm" fo:padding-top="0.125cm" fo:padding-bottom="0.125cm" fo:padding-left="0.25cm" fo:padding-right="0.25cm" fo:wrap-option="wrap"/>
    </style:style>
    <style:style style:name="gr30"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1.849cm" fo:min-width="1.414cm" fo:padding-top="0.125cm" fo:padding-bottom="0.125cm" fo:padding-left="0.25cm" fo:padding-right="0.25cm" fo:wrap-option="wrap"/>
    </style:style>
    <style:style style:name="gr31"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2.77cm" fo:min-width="1.414cm" fo:padding-top="0.125cm" fo:padding-bottom="0.125cm" fo:padding-left="0.25cm" fo:padding-right="0.25cm" fo:wrap-option="wrap"/>
    </style:style>
    <style:style style:name="gr32"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1.746cm" fo:min-width="3.183cm" fo:padding-top="0.125cm" fo:padding-bottom="0.125cm" fo:padding-left="0.25cm" fo:padding-right="0.25cm" fo:wrap-option="wrap"/>
    </style:style>
    <style:style style:name="gr33"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4.279cm" fo:min-width="1.342cm" fo:padding-top="0.125cm" fo:padding-bottom="0.125cm" fo:padding-left="0.25cm" fo:padding-right="0.25cm" fo:wrap-option="wrap"/>
    </style:style>
    <style:style style:name="gr3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3.844cm" fo:min-width="0.302cm" fo:padding-top="0.125cm" fo:padding-bottom="0.125cm" fo:padding-left="0.25cm" fo:padding-right="0.25cm" fo:wrap-option="wrap"/>
    </style:style>
    <style:style style:name="gr35" style:family="graphic" style:parent-style-name="standard">
      <style:graphic-properties draw:stroke="solid" svg:stroke-width="0.026cm" svg:stroke-color="#000000" draw:fill="none" draw:textarea-vertical-align="top" draw:auto-grow-height="false" fo:min-height="11.05cm" fo:min-width="3.201cm" fo:padding-top="0.125cm" fo:padding-bottom="0.125cm" fo:padding-left="0.25cm" fo:padding-right="0.25cm" fo:wrap-option="wrap"/>
    </style:style>
    <style:style style:name="gr3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37"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556cm" fo:padding-top="0.125cm" fo:padding-bottom="0.125cm" fo:padding-left="0.25cm" fo:padding-right="0.25cm" fo:wrap-option="wrap"/>
    </style:style>
    <style:style style:name="gr38"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63cm" fo:min-width="0.38cm" fo:padding-top="0.125cm" fo:padding-bottom="0.125cm" fo:padding-left="0.25cm" fo:padding-right="0.25cm" fo:wrap-option="wrap"/>
    </style:style>
    <style:style style:name="gr39"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38cm" fo:padding-top="0.125cm" fo:padding-bottom="0.125cm" fo:padding-left="0.25cm" fo:padding-right="0.25cm" fo:wrap-option="wrap"/>
    </style:style>
    <style:style style:name="gr40"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983cm" fo:min-width="0.38cm" fo:padding-top="0.125cm" fo:padding-bottom="0.125cm" fo:padding-left="0.25cm" fo:padding-right="0.25cm" fo:wrap-option="wrap"/>
    </style:style>
    <style:style style:name="gr41"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4.467cm" fo:min-width="11.805cm" fo:padding-top="0.125cm" fo:padding-bottom="0.125cm" fo:padding-left="0.25cm" fo:padding-right="0.25cm" fo:wrap-option="wrap"/>
    </style:style>
    <style:style style:name="gr42"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1.512cm" fo:min-width="2.32cm" fo:padding-top="0.125cm" fo:padding-bottom="0.125cm" fo:padding-left="0.25cm" fo:padding-right="0.25cm" fo:wrap-option="wrap"/>
    </style:style>
    <style:style style:name="gr43"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279cm" fo:min-width="1.968cm" fo:padding-top="0.125cm" fo:padding-bottom="0.125cm" fo:padding-left="0.25cm" fo:padding-right="0.25cm" fo:wrap-option="wrap"/>
    </style:style>
    <style:style style:name="gr44"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342cm" fo:min-width="10.38cm" fo:padding-top="0.125cm" fo:padding-bottom="0.125cm" fo:padding-left="0.25cm" fo:padding-right="0.25cm" fo:wrap-option="wrap"/>
    </style:style>
    <style:style style:name="gr45"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778cm" fo:min-width="1.056cm" fo:padding-top="0.125cm" fo:padding-bottom="0.125cm" fo:padding-left="0.25cm" fo:padding-right="0.25cm" fo:wrap-option="wrap"/>
    </style:style>
    <style:style style:name="gr46"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856cm" fo:min-width="2.703cm" fo:padding-top="0.125cm" fo:padding-bottom="0.125cm" fo:padding-left="0.25cm" fo:padding-right="0.25cm" fo:wrap-option="wrap"/>
    </style:style>
    <style:style style:name="gr47"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3.182cm" fo:min-width="4.279cm" fo:padding-top="0.125cm" fo:padding-bottom="0.125cm" fo:padding-left="0.25cm" fo:padding-right="0.25cm" fo:wrap-option="wrap"/>
    </style:style>
    <style:style style:name="gr48" style:family="graphic" style:parent-style-name="standard">
      <style:graphic-properties draw:stroke="solid" svg:stroke-width="0.071cm" svg:stroke-color="#000000" draw:fill="solid" draw:fill-color="#ffffff" draw:textarea-vertical-align="middle" draw:auto-grow-height="false" draw:fit-to-size="false" style:shrink-to-fit="false" fo:min-height="0.122cm" fo:min-width="0.972cm" fo:padding-top="0.125cm" fo:padding-bottom="0.125cm" fo:padding-left="0.25cm" fo:padding-right="0.25cm" fo:wrap-option="wrap"/>
    </style:style>
    <style:style style:name="gr49"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21cm" fo:min-width="2.232cm" fo:padding-top="0.125cm" fo:padding-bottom="0.125cm" fo:padding-left="0.25cm" fo:padding-right="0.25cm" fo:wrap-option="wrap"/>
    </style:style>
    <style:style style:name="gr50"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1.861cm" fo:min-width="18.109cm" fo:padding-top="0.125cm" fo:padding-bottom="0.125cm" fo:padding-left="0.25cm" fo:padding-right="0.25cm" fo:wrap-option="wrap"/>
    </style:style>
    <style:style style:name="gr51"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1.966cm" fo:padding-top="0.125cm" fo:padding-bottom="0.125cm" fo:padding-left="0.25cm" fo:padding-right="0.25cm" fo:wrap-option="wrap"/>
    </style:style>
    <style:style style:name="gr52"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1.981cm" fo:min-width="2.496cm" fo:padding-top="0.125cm" fo:padding-bottom="0.125cm" fo:padding-left="0.25cm" fo:padding-right="0.25cm" fo:wrap-option="wrap"/>
    </style:style>
    <style:style style:name="gr53"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807cm" fo:min-width="0.557cm" fo:padding-top="0.125cm" fo:padding-bottom="0.125cm" fo:padding-left="0.25cm" fo:padding-right="0.25cm" fo:wrap-option="wrap"/>
    </style:style>
    <style:style style:name="gr5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10.25cm" fo:padding-top="0.125cm" fo:padding-bottom="0.125cm" fo:padding-left="0.25cm" fo:padding-right="0.25cm" fo:wrap-option="wrap"/>
    </style:style>
    <style:style style:name="gr56"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57" style:family="graphic" style:parent-style-name="standard">
      <style:graphic-properties draw:stroke="solid" svg:stroke-width="0.071cm" svg:stroke-color="#000000" draw:fill="solid" draw:fill-color="#ffffff" draw:textarea-vertical-align="middle" draw:auto-grow-height="false" draw:fit-to-size="false" style:shrink-to-fit="false" fo:min-height="0.455cm" fo:min-width="2.144cm" fo:padding-top="0.125cm" fo:padding-bottom="0.125cm" fo:padding-left="0.25cm" fo:padding-right="0.25cm" fo:wrap-option="wrap"/>
      <style:paragraph-properties style:writing-mode="lr-tb"/>
    </style:style>
    <style:style style:name="gr58"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2.318cm" fo:padding-top="0.125cm" fo:padding-bottom="0.125cm" fo:padding-left="0.25cm" fo:padding-right="0.25cm" fo:wrap-option="wrap"/>
    </style:style>
    <style:style style:name="gr59" style:family="graphic" style:parent-style-name="standard">
      <style:graphic-properties draw:stroke="solid" svg:stroke-width="0.071cm" svg:stroke-color="#000000" draw:fill="solid" draw:fill-color="#ffffff" draw:textarea-vertical-align="middle" draw:auto-grow-height="false" draw:fit-to-size="false" style:shrink-to-fit="false" fo:min-height="4.332cm" fo:min-width="1.439cm" fo:padding-top="0.125cm" fo:padding-bottom="0.125cm" fo:padding-left="0.25cm" fo:padding-right="0.25cm" fo:wrap-option="wrap"/>
      <style:paragraph-properties style:writing-mode="lr-tb"/>
    </style:style>
    <style:style style:name="gr60" style:family="graphic" style:parent-style-name="standard">
      <style:graphic-properties draw:stroke="solid" svg:stroke-width="0.071cm" svg:stroke-color="#000000" draw:fill="solid" draw:fill-color="#ffffff" draw:textarea-vertical-align="middle" draw:auto-grow-height="false" draw:fit-to-size="false" style:shrink-to-fit="false" fo:min-height="0.456cm" fo:min-width="0.91cm" fo:padding-top="0.125cm" fo:padding-bottom="0.125cm" fo:padding-left="0.25cm" fo:padding-right="0.25cm" fo:wrap-option="wrap"/>
      <style:paragraph-properties style:writing-mode="lr-tb"/>
    </style:style>
    <style:style style:name="gr61"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631cm" fo:min-width="4.243cm" fo:padding-top="0.125cm" fo:padding-bottom="0.125cm" fo:padding-left="0.25cm" fo:padding-right="0.25cm" fo:wrap-option="wrap"/>
    </style:style>
    <style:style style:name="gr62"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1.113cm" fo:min-width="1.071cm" fo:padding-top="0.125cm" fo:padding-bottom="0.125cm" fo:padding-left="0.25cm" fo:padding-right="0.25cm" fo:wrap-option="wrap"/>
    </style:style>
    <style:style style:name="gr63"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solid" svg:stroke-width="0.026cm" svg:stroke-color="#000000" draw:fill="none" draw:textarea-vertical-align="top" draw:auto-grow-height="false" fo:min-height="2.722cm" fo:min-width="5.114cm" fo:padding-top="0.125cm" fo:padding-bottom="0.125cm" fo:padding-left="0.25cm" fo:padding-right="0.25cm" fo:wrap-option="wrap"/>
    </style:style>
    <style:style style:name="gr65" style:family="graphic" style:parent-style-name="standard">
      <style:graphic-properties draw:stroke="solid" svg:stroke-width="0.026cm" svg:stroke-color="#000000" draw:fill="none" draw:textarea-vertical-align="top" draw:auto-grow-height="false" fo:min-height="1.305cm" fo:min-width="7.803cm" fo:padding-top="0.125cm" fo:padding-bottom="0.125cm" fo:padding-left="0.25cm" fo:padding-right="0.25cm" fo:wrap-option="wrap"/>
    </style:style>
    <style:style style:name="gr66"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631cm" fo:min-width="1.262cm" fo:padding-top="0.125cm" fo:padding-bottom="0.125cm" fo:padding-left="0.25cm" fo:padding-right="0.25cm" fo:wrap-option="wrap"/>
    </style:style>
    <style:style style:name="gr67"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65cm" fo:min-width="0.412cm" fo:padding-top="0.125cm" fo:padding-bottom="0.125cm" fo:padding-left="0.25cm" fo:padding-right="0.25cm" fo:wrap-option="wrap"/>
    </style:style>
    <style:style style:name="gr68"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14.832cm" fo:padding-top="0.125cm" fo:padding-bottom="0.125cm" fo:padding-left="0.25cm" fo:padding-right="0.25cm" fo:wrap-option="wrap"/>
    </style:style>
    <style:style style:name="gr69" style:family="graphic" style:parent-style-name="standard">
      <style:graphic-properties draw:stroke="solid" svg:stroke-width="0.026cm" svg:stroke-color="#000000" draw:fill="none" draw:textarea-vertical-align="top" draw:auto-grow-height="false" fo:min-height="0cm" fo:min-width="0.909cm" fo:padding-top="0.125cm" fo:padding-bottom="0.125cm" fo:padding-left="0.25cm" fo:padding-right="0.25cm" fo:wrap-option="wrap"/>
    </style:style>
    <style:style style:name="gr70"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5.472cm" fo:padding-top="0.125cm" fo:padding-bottom="0.125cm" fo:padding-left="0.25cm" fo:padding-right="0.25cm" fo:wrap-option="wrap"/>
    </style:style>
    <style:style style:name="gr71"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1.931cm" fo:min-width="0cm" fo:padding-top="0.125cm" fo:padding-bottom="0.125cm" fo:padding-left="0.25cm" fo:padding-right="0.25cm" fo:wrap-option="wrap"/>
    </style:style>
    <style:style style:name="gr72"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4.55cm" fo:min-width="0.75cm" fo:padding-top="0.125cm" fo:padding-bottom="0.125cm" fo:padding-left="0.25cm" fo:padding-right="0.25cm" fo:wrap-option="wrap"/>
    </style:style>
    <style:style style:name="gr73"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397cm" fo:min-width="2.672cm" fo:padding-top="0.125cm" fo:padding-bottom="0.125cm" fo:padding-left="0.25cm" fo:padding-right="0.25cm" fo:wrap-option="wrap"/>
    </style:style>
    <style:style style:name="gr7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9cm" fo:padding-top="0.125cm" fo:padding-bottom="0.125cm" fo:padding-left="0.25cm" fo:padding-right="0.25cm" fo:wrap-option="wrap"/>
    </style:style>
    <style:style style:name="gr75"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18.632cm" fo:padding-top="0.125cm" fo:padding-bottom="0.125cm" fo:padding-left="0.25cm" fo:padding-right="0.25cm" fo:wrap-option="wrap"/>
    </style:style>
    <style:style style:name="gr76"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77"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78"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9"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80"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Slide_20_de_20_título-notes">
      <style:graphic-properties draw:fill-color="#ffffff" fo:min-height="13.364cm"/>
      <style:paragraph-properties style:writing-mode="lr-tb"/>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6" style:family="presentation" style:parent-style-name="Título_20_e_20_conteúdo-notes">
      <style:graphic-properties draw:fill-color="#ffffff" fo:min-height="13.364cm"/>
      <style:paragraph-properties style:writing-mode="lr-tb"/>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9"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ítulo_20_e_20_texto_20_e_20_2_20_partes_20_de_20_conteúdo-notes">
      <style:graphic-properties draw:fill-color="#ffffff" fo:min-height="13.364cm"/>
      <style:paragraph-properties style:writing-mode="lr-tb"/>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graphic-properties draw:fill-color="#ffffff" fo:min-height="12.792cm"/>
      <style:paragraph-properties style:writing-mode="lr-tb"/>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42cm" style:use-optimal-row-height="false"/>
    </style:style>
    <style:style style:name="ro2" style:family="table-row">
      <style:table-row-properties style:row-height="1.182cm" style:use-optimal-row-height="false"/>
    </style:style>
    <style:style style:name="ro3" style:family="table-row">
      <style:table-row-properties style:row-height="1.076cm" style:use-optimal-row-height="false"/>
    </style:style>
    <style:style style:name="ro4" style:family="table-row">
      <style:table-row-properties style:row-height="1.199cm" style:use-optimal-row-height="false"/>
    </style:style>
    <style:style style:name="ro5" style:family="table-row">
      <style:table-row-properties style:row-height="1.271cm" style:use-optimal-row-height="false"/>
    </style:style>
    <style:style style:name="ce1" style:family="table-cell">
      <loext:graphic-properties draw:fill="solid" draw:fill-color="#009999"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7cm" fo:padding-bottom="0.127cm" fo:padding-left="0.254cm" fo:padding-right="0.254cm"/>
      <style:paragraph-properties fo:border="0.48pt solid #000000"/>
    </style:style>
    <style:style style:name="ce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style:paragraph-properties fo:margin-top="0.198cm" fo:margin-bottom="0cm" fo:line-height="100%" fo:text-align="center" style:writing-mode="lr-tb"/>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color="#ffffff"/>
    </style:style>
    <style:style style:name="P11" style:family="paragraph">
      <loext:graphic-properties draw:fill="solid" draw:fill-color="#ffffff"/>
      <style:paragraph-properties fo:margin-top="0cm" fo:margin-bottom="0cm" fo:line-height="100%" fo:text-align="center" style:writing-mode="lr-tb"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font-independent-line-spacing="true"/>
      <style:text-properties fo:font-size="14pt"/>
    </style:style>
    <style:style style:name="P14" style:family="paragraph">
      <loext:graphic-properties draw:fill="solid" draw:fill-color="#ffffff"/>
      <style:paragraph-properties fo:text-align="start"/>
      <style:text-properties fo:font-size="18pt"/>
    </style:style>
    <style:style style:name="P15" style:family="paragraph">
      <style:paragraph-properties fo:margin-top="0cm" fo:margin-bottom="0cm" fo:line-height="100%" fo:text-align="start" style:writing-mode="lr-tb"/>
    </style:style>
    <style:style style:name="P16" style:family="paragraph">
      <loext:graphic-properties draw:fill="none"/>
      <style:paragraph-properties fo:margin-top="0cm" fo:margin-bottom="0cm" fo:line-height="100%" fo:text-align="start" style:writing-mode="lr-tb" style:font-independent-line-spacing="true"/>
      <style:text-properties fo:font-size="14pt"/>
    </style:style>
    <style:style style:name="P17" style:family="paragraph">
      <style:paragraph-properties fo:margin-top="0cm" fo:margin-bottom="0cm" fo:line-height="100%" fo:text-align="center" style:writing-mode="lr-tb"/>
      <style:text-properties fo:font-size="12pt" style:font-size-asian="12pt" style:font-size-complex="12pt"/>
    </style:style>
    <style:style style:name="P18" style:family="paragraph">
      <loext:graphic-properties draw:fill="solid" draw:fill-color="#ffffff"/>
      <style:paragraph-properties fo:margin-top="0cm" fo:margin-bottom="0cm" fo:line-height="100%" fo:text-align="center" style:writing-mode="lr-tb" style:font-independent-line-spacing="true"/>
      <style:text-properties fo:font-size="12pt" style:font-size-asian="12pt" style:font-size-complex="12pt"/>
    </style:style>
    <style:style style:name="P19" style:family="paragraph">
      <loext:graphic-properties draw:fill="solid" draw:fill-color="#000000"/>
      <style:paragraph-properties fo:text-align="start" style:font-independent-line-spacing="true"/>
      <style:text-properties fo:font-size="14pt"/>
    </style:style>
    <style:style style:name="P20"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198cm" fo:margin-bottom="0cm" fo:line-height="100%" fo:text-align="start" fo:text-indent="0cm" style:writing-mode="lr-tb"/>
    </style:style>
    <style:style style:name="P22" style:family="paragraph">
      <loext:graphic-properties draw:fill="none"/>
      <style:paragraph-properties fo:text-align="start" style:font-independent-line-spacing="true"/>
      <style:text-properties fo:font-size="28pt"/>
    </style:style>
    <style:style style:name="P23" style:family="paragraph">
      <style:paragraph-properties fo:margin-top="0cm" fo:margin-bottom="0cm" fo:line-height="100%" fo:text-align="end"/>
      <style:text-properties fo:font-size="13pt" style:font-size-asian="14pt" style:font-size-complex="14pt"/>
    </style:style>
    <style:style style:name="P24" style:family="paragraph">
      <loext:graphic-properties draw:fill="none" draw:fill-color="#ffffff"/>
      <style:paragraph-properties fo:text-align="start" style:font-independent-line-spacing="true"/>
      <style:text-properties fo:font-size="13pt" style:font-size-asian="14pt" style:font-size-complex="14pt"/>
    </style:style>
    <style:style style:name="P2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6" style:family="paragraph">
      <style:paragraph-properties fo:margin-left="0cm" fo:margin-right="0cm" fo:margin-top="0.169cm" fo:margin-bottom="0cm" fo:line-height="100%" fo:text-align="start" fo:text-indent="0cm" style:writing-mode="lr-tb"/>
    </style:style>
    <style:style style:name="P27" style:family="paragraph">
      <style:paragraph-properties fo:margin-left="0cm" fo:margin-right="0cm" fo:margin-top="0.141cm" fo:margin-bottom="0cm" fo:line-height="100%" fo:text-align="start" fo:text-indent="0cm" style:writing-mode="lr-tb"/>
    </style:style>
    <style:style style:name="P28" style:family="paragraph">
      <style:paragraph-properties fo:margin-left="0cm" fo:margin-right="0cm" fo:margin-top="0.113cm" fo:margin-bottom="0cm" fo:line-height="100%" fo:text-align="start" fo:text-indent="0cm" style:writing-mode="lr-tb"/>
    </style:style>
    <style:style style:name="P29" style:family="paragraph">
      <style:paragraph-properties fo:margin-left="0cm" fo:margin-right="0cm" fo:text-indent="0cm"/>
    </style:style>
    <style:style style:name="P30" style:family="paragraph">
      <style:paragraph-properties fo:margin-left="3.175cm" fo:margin-right="0cm" fo:margin-top="0.113cm" fo:margin-bottom="0cm" fo:line-height="100%" fo:text-align="start" fo:text-indent="-0.634cm">
        <style:tab-stops>
          <style:tab-stop style:position="0cm"/>
        </style:tab-stops>
      </style:paragraph-properties>
    </style:style>
    <style:style style:name="P3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33"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34"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3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000099" loext:opacity="1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ff0000" loext:opacity="1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ourier10 BT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25% 58%" style:font-name="Courier10 BT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000099"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text:span><text:span text:style-name="T2">a</text:span><text:span text:style-name="T2">b</text:span><text:span text:style-name="T2"> </text:span><text:span text:style-name="T2">O</text:span><text:span text:style-name="T2">R</text:span><text:span text:style-name="T2">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text:span><text:span text:style-name="T3">d</text:span><text:span text:style-name="T3">u</text:span><text:span text:style-name="T3">a</text:span><text:span text:style-name="T3">r</text:span><text:span text:style-name="T3">d</text:span><text:span text:style-name="T3">o</text:span><text:span text:style-name="T3"> </text:span><text:span text:style-name="T3">S</text:span><text:span text:style-name="T3">i</text:span><text:span text:style-name="T3">m</text:span><text:span text:style-name="T3">õ</text:span><text:span text:style-name="T3">e</text:span><text:span text:style-name="T3">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text:span><text:span text:style-name="T4">oc</text:span><text:span text:style-name="T4">es</text:span><text:span text:style-name="T4">sa</text:span><text:span text:style-name="T4">do</text:span><text:span text:style-name="T4">r </text:span><text:span text:style-name="T4">IC</text:span><text:span text:style-name="T4">M</text:span><text:span text:style-name="T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5" draw:layer="layout" svg:width="22.797cm" svg:height="2.001cm" svg:x="2.602cm" svg:y="0.595cm" presentation:class="title" presentation:user-transformed="true">
          <draw:text-box>
            <text:p text:style-name="P4"><text:span text:style-name="T2"><text:s text:c="2"/></text:span><text:span text:style-name="T2"><text:s text:c="2"/></text:span><text:span text:style-name="T2"><text:s text:c="2"/></text:span><text:span text:style-name="T2"><text:s text:c="2"/></text:span><text:span text:style-name="T2"><text:s text:c="2"/></text:span><text:span text:style-name="T2"><text:s text:c="2"/></text:span><text:span text:style-name="T2"><text:s text:c="2"/></text:span><text:span text:style-name="T2"><text:s/></text:span><text:span text:style-name="T2">A</text:span><text:span text:style-name="T2">r</text:span><text:span text:style-name="T2">q</text:span><text:span text:style-name="T2">u</text:span><text:span text:style-name="T2">i</text:span><text:span text:style-name="T2">t</text:span><text:span text:style-name="T2">e</text:span><text:span text:style-name="T2">t</text:span><text:span text:style-name="T2">u</text:span><text:span text:style-name="T2">r</text:span><text:span text:style-name="T2">a</text:span></text:p>
          </draw:text-box>
        </draw:frame>
        <draw:custom-shape draw:name="Forma livre 131" draw:style-name="gr3" draw:text-style-name="P11" draw:layer="layout" svg:width="4.229cm" svg:height="1.103cm" svg:x="3.902cm" svg:y="11.125cm">
          <text:p text:style-name="P4"><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4" draw:text-style-name="P11" draw:layer="layout" svg:width="3.11cm" svg:height="6.219cm" svg:x="17.357cm" svg:y="6.843cm">
          <text:p text:style-name="P4"><text:span text:style-name="T1">MEM</text:span><text:span text:style-name="T1">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5" draw:text-style-name="P11" draw:layer="layout" svg:width="3.742cm" svg:height="0.62cm" svg:x="16.59cm" svg:y="14.65cm">
          <text:p text:style-name="P4"><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4" draw:style-name="gr6" draw:text-style-name="P12" draw:layer="layout" svg:width="1.585cm" svg:height="0.45cm" draw:transform="rotate (-1.5707963267949) translate (18.906cm 13.056cm)">
          <text:p/>
          <draw:enhanced-geometry draw:mirror-horizontal="true" draw:mirror-vertical="true" svg:viewBox="0 0 21600 21600" draw:type="mso-spt32" draw:enhanced-path="M 0 0 L 21600 21600 N"/>
        </draw:custom-shape>
        <draw:custom-shape draw:name="Retângulo 135" draw:style-name="gr7" draw:text-style-name="P11" draw:layer="layout" svg:width="1.761cm" svg:height="0.704cm" svg:x="15.709cm" svg:y="16.236cm">
          <text:p text:style-name="P4"><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8" draw:text-style-name="P11" draw:layer="layout" svg:width="1.762cm" svg:height="0.704cm" svg:x="18cm" svg:y="16.236cm">
          <text:p text:style-name="P4"><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7" draw:text-style-name="P11" draw:layer="layout" svg:width="1.761cm" svg:height="0.704cm" svg:x="20.291cm" svg:y="16.236cm">
          <text:p text:style-name="P4"><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9" draw:text-style-name="P13" draw:layer="layout" svg:width="2.861cm" svg:height="0.621cm" draw:transform="rotate (-3.14159265358979) translate (20.333cm 5.754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9" draw:style-name="gr10" draw:text-style-name="P12" draw:layer="layout" svg:width="1.088cm" svg:height="0.009cm" draw:transform="rotate (-1.5707963267949) translate (18.905cm 5.754cm)">
          <text:p/>
          <draw:enhanced-geometry draw:mirror-horizontal="true" draw:mirror-vertical="false" svg:viewBox="0 0 21600 21600" draw:type="mso-spt32" draw:enhanced-path="M 0 0 L 21600 21600 N"/>
        </draw:custom-shape>
        <draw:g draw:name="Grupo 140">
          <draw:custom-shape draw:name="Nuvem 141" draw:style-name="gr11" draw:text-style-name="P11" draw:layer="layout" svg:width="4.052cm" svg:height="2.643cm" svg:x="12.154cm" svg:y="5.193cm">
            <text:p text:style-name="P4"><text:span text:style-name="T1">MC</text:span></text:p>
            <text:p text:style-name="P4"><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12" draw:text-style-name="P11" draw:layer="layout" svg:width="1.585cm" svg:height="0.705cm" svg:x="13.388cm" svg:y="6.602cm">
            <text:p text:style-name="P4"><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13" draw:text-style-name="P11" draw:layer="layout" svg:width="2.861cm" svg:height="0.621cm" draw:transform="rotate (1.5707963267949) translate (4.43cm 16.101cm)">
          <text:p text:style-name="P4"><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name="Grupo 144">
          <draw:custom-shape draw:name="Trapezóide 145" draw:style-name="gr9" draw:text-style-name="P13" draw:layer="layout" svg:width="2.861cm" svg:height="0.621cm" draw:transform="rotate (-3.14159265358979) translate (5.565cm 7.952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Trapezóide 146" draw:style-name="gr14" draw:text-style-name="P13" draw:layer="layout" svg:width="3.778cm" svg:height="0.496cm" draw:transform="rotate (-3.14159265358979) translate (10.245cm 7.921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g draw:name="Grupo 147">
          <draw:custom-shape draw:name="Retângulo 148" draw:style-name="gr15" draw:text-style-name="P11" draw:layer="layout" svg:width="1.057cm" svg:height="1.133cm" svg:x="1.108cm" svg:y="4.467cm">
            <text:p text:style-name="P4"><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15" draw:text-style-name="P11" draw:layer="layout" svg:width="1.057cm" svg:height="1.133cm" svg:x="2.341cm" svg:y="4.467cm">
            <text:p text:style-name="P4"><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15" draw:text-style-name="P11" draw:layer="layout" svg:width="1.057cm" svg:height="1.133cm" svg:x="3.575cm" svg:y="4.467cm">
            <text:p text:style-name="P4"><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16" draw:text-style-name="P11" draw:layer="layout" svg:width="1.056cm" svg:height="1.133cm" svg:x="4.809cm" svg:y="4.467cm">
            <text:p text:style-name="P4"><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15" draw:text-style-name="P11" draw:layer="layout" svg:width="1.057cm" svg:height="1.133cm" svg:x="6.042cm" svg:y="4.467cm">
            <text:p text:style-name="P4"><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15" draw:text-style-name="P11" draw:layer="layout" svg:width="1.057cm" svg:height="1.133cm" svg:x="7.276cm" svg:y="4.467cm">
            <text:p text:style-name="P4"><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15" draw:text-style-name="P11" draw:layer="layout" svg:width="1.057cm" svg:height="1.133cm" svg:x="8.509cm" svg:y="4.467cm">
            <text:p text:style-name="P4"><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15" draw:text-style-name="P11" draw:layer="layout" svg:width="1.057cm" svg:height="1.133cm" svg:x="9.743cm" svg:y="4.467cm">
            <text:p text:style-name="P4"><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17" draw:text-style-name="P11" draw:layer="layout" svg:width="1.233cm" svg:height="0.705cm" svg:x="9.893cm" svg:y="9.714cm">
          <text:p text:style-name="P4"><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18" draw:text-style-name="P14" draw:layer="layout" svg:width="2.193cm" svg:height="1.991cm" draw:transform="rotate (-1.5707963267949) translate (3.79cm 5.372cm)">
            <text:p/>
            <draw:enhanced-geometry draw:mirror-horizontal="true" draw:mirror-vertical="false" svg:viewBox="0 0 21600 21600" draw:type="mso-spt32" draw:enhanced-path="M 0 0 L 21600 21600 N"/>
          </draw:custom-shape>
          <draw:custom-shape draw:name="Conector de seta reta 159" draw:style-name="gr19" draw:text-style-name="P14" draw:layer="layout" svg:width="2.193cm" svg:height="0.967cm" draw:transform="rotate (-1.5707963267949) translate (3.999cm 5.372cm)">
            <text:p/>
            <draw:enhanced-geometry draw:mirror-horizontal="true" draw:mirror-vertical="false" svg:viewBox="0 0 21600 21600" draw:type="mso-spt32" draw:enhanced-path="M 0 0 L 21600 21600 N"/>
          </draw:custom-shape>
          <draw:custom-shape draw:name="Conector de seta reta 160" draw:style-name="gr20" draw:text-style-name="P14" draw:layer="layout" svg:width="2.193cm" svg:height="0.031cm" draw:transform="rotate (-1.5707963267949) translate (4.263cm 5.372cm)">
            <text:p/>
            <draw:enhanced-geometry draw:mirror-horizontal="false" draw:mirror-vertical="false" svg:viewBox="0 0 21600 21600" draw:type="mso-spt32" draw:enhanced-path="M 0 0 L 21600 21600 N"/>
          </draw:custom-shape>
          <draw:custom-shape draw:name="Conector de seta reta 161" draw:style-name="gr21" draw:text-style-name="P14" draw:layer="layout" svg:width="2.193cm" svg:height="1.261cm" draw:transform="rotate (-1.5707963267949) translate (5.493cm 5.372cm)">
            <text:p/>
            <draw:enhanced-geometry draw:mirror-horizontal="false" draw:mirror-vertical="false" svg:viewBox="0 0 21600 21600" draw:type="mso-spt32" draw:enhanced-path="M 0 0 L 21600 21600 N"/>
          </draw:custom-shape>
          <draw:custom-shape draw:name="Conector de seta reta 162" draw:style-name="gr22" draw:text-style-name="P14" draw:layer="layout" svg:width="2.193cm" svg:height="2.406cm" draw:transform="rotate (-1.5707963267949) translate (6.726cm 5.372cm)">
            <text:p/>
            <draw:enhanced-geometry draw:mirror-horizontal="false" draw:mirror-vertical="false" svg:viewBox="0 0 21600 21600" draw:type="mso-spt32" draw:enhanced-path="M 0 0 L 21600 21600 N"/>
          </draw:custom-shape>
          <draw:custom-shape draw:name="Conector de seta reta 163" draw:style-name="gr23" draw:text-style-name="P14" draw:layer="layout" svg:width="2.193cm" svg:height="3.461cm" draw:transform="rotate (-1.5707963267949) translate (7.957cm 5.372cm)">
            <text:p/>
            <draw:enhanced-geometry draw:mirror-horizontal="false" draw:mirror-vertical="false" svg:viewBox="0 0 21600 21600" draw:type="mso-spt32" draw:enhanced-path="M 0 0 L 21600 21600 N"/>
          </draw:custom-shape>
          <draw:custom-shape draw:name="Conector de seta reta 164" draw:style-name="gr24" draw:text-style-name="P14" draw:layer="layout" svg:width="4.222cm" svg:height="2.288cm" draw:transform="rotate (-3.14159265358979) translate (8.926cm 7.653cm)">
            <text:p/>
            <draw:enhanced-geometry draw:mirror-horizontal="false" draw:mirror-vertical="true" svg:viewBox="0 0 21600 21600" draw:type="mso-spt32" draw:enhanced-path="M 0 0 L 21600 21600 N"/>
          </draw:custom-shape>
          <draw:custom-shape draw:name="Conector de seta reta 165" draw:style-name="gr25" draw:text-style-name="P14" draw:layer="layout" svg:width="2.109cm" svg:height="5.19cm" draw:transform="rotate (-1.5707963267949) translate (10.422cm 5.372cm)">
            <text:p/>
            <draw:enhanced-geometry draw:mirror-horizontal="false" draw:mirror-vertical="false" svg:viewBox="0 0 21600 21600" draw:type="mso-spt32" draw:enhanced-path="M 0 0 L 21600 21600 N"/>
          </draw:custom-shape>
        </draw:g>
        <draw:g draw:name="Grupo 166">
          <draw:custom-shape draw:name="Conector de seta reta 167" draw:style-name="gr26" draw:text-style-name="P14" draw:layer="layout" svg:width="1.914cm" svg:height="1.738cm" draw:transform="rotate (-1.5707963267949) translate (10.2cm 5.516cm)">
            <text:p/>
            <draw:enhanced-geometry draw:mirror-horizontal="false" draw:mirror-vertical="false" svg:viewBox="0 0 21600 21600" draw:type="mso-spt32" draw:enhanced-path="M 0 0 L 21600 21600 N"/>
          </draw:custom-shape>
          <draw:custom-shape draw:name="Conector de seta reta 168" draw:style-name="gr27" draw:text-style-name="P14" draw:layer="layout" svg:width="1.914cm" svg:height="0.844cm" draw:transform="rotate (-1.5707963267949) translate (9.126cm 5.516cm)">
            <text:p/>
            <draw:enhanced-geometry draw:mirror-horizontal="false" draw:mirror-vertical="false" svg:viewBox="0 0 21600 21600" draw:type="mso-spt32" draw:enhanced-path="M 0 0 L 21600 21600 N"/>
          </draw:custom-shape>
          <draw:custom-shape draw:name="Conector de seta reta 169" draw:style-name="gr28" draw:text-style-name="P14" draw:layer="layout" svg:width="1.914cm" svg:height="0.026cm" draw:transform="rotate (-1.5707963267949) translate (8.078cm 5.516cm)">
            <text:p/>
            <draw:enhanced-geometry draw:mirror-horizontal="true" draw:mirror-vertical="false" svg:viewBox="0 0 21600 21600" draw:type="mso-spt32" draw:enhanced-path="M 0 0 L 21600 21600 N"/>
          </draw:custom-shape>
          <draw:custom-shape draw:name="Conector de seta reta 170" draw:style-name="gr29" draw:text-style-name="P14" draw:layer="layout" svg:width="1.914cm" svg:height="1.101cm" draw:transform="rotate (-1.5707963267949) translate (8.072cm 5.516cm)">
            <text:p/>
            <draw:enhanced-geometry draw:mirror-horizontal="true" draw:mirror-vertical="false" svg:viewBox="0 0 21600 21600" draw:type="mso-spt32" draw:enhanced-path="M 0 0 L 21600 21600 N"/>
          </draw:custom-shape>
          <draw:custom-shape draw:name="Conector de seta reta 171" draw:style-name="gr30" draw:text-style-name="P14" draw:layer="layout" svg:width="1.914cm" svg:height="2.099cm" draw:transform="rotate (-1.5707963267949) translate (7.995cm 5.516cm)">
            <text:p/>
            <draw:enhanced-geometry draw:mirror-horizontal="true" draw:mirror-vertical="false" svg:viewBox="0 0 21600 21600" draw:type="mso-spt32" draw:enhanced-path="M 0 0 L 21600 21600 N"/>
          </draw:custom-shape>
          <draw:custom-shape draw:name="Conector de seta reta 172" draw:style-name="gr31" draw:text-style-name="P14" draw:layer="layout" svg:width="1.914cm" svg:height="3.02cm" draw:transform="rotate (-1.5707963267949) translate (7.847cm 5.516cm)">
            <text:p/>
            <draw:enhanced-geometry draw:mirror-horizontal="true" draw:mirror-vertical="false" svg:viewBox="0 0 21600 21600" draw:type="mso-spt32" draw:enhanced-path="M 0 0 L 21600 21600 N"/>
          </draw:custom-shape>
          <draw:custom-shape draw:name="Conector de seta reta 173" draw:style-name="gr32" draw:text-style-name="P14" draw:layer="layout" svg:width="3.683cm" svg:height="1.996cm" draw:transform="rotate (-3.14159265358979) translate (7.666cm 7.507cm)">
            <text:p/>
            <draw:enhanced-geometry draw:mirror-horizontal="true" draw:mirror-vertical="true" svg:viewBox="0 0 21600 21600" draw:type="mso-spt32" draw:enhanced-path="M 0 0 L 21600 21600 N"/>
          </draw:custom-shape>
          <draw:custom-shape draw:name="Conector de seta reta 174" draw:style-name="gr33" draw:text-style-name="P14" draw:layer="layout" svg:width="1.842cm" svg:height="4.529cm" draw:transform="rotate (-1.5707963267949) translate (7.2cm 5.516cm)">
            <text:p/>
            <draw:enhanced-geometry draw:mirror-horizontal="true" draw:mirror-vertical="false" svg:viewBox="0 0 21600 21600" draw:type="mso-spt32" draw:enhanced-path="M 0 0 L 21600 21600 N"/>
          </draw:custom-shape>
        </draw:g>
        <draw:custom-shape draw:name="Conector de seta reta 175" draw:style-name="gr34" draw:text-style-name="P12" draw:layer="layout" svg:width="0.802cm" svg:height="4.094cm" draw:transform="rotate (-1.5707963267949) translate (23cm 5.798cm)">
          <text:p/>
          <draw:enhanced-geometry draw:mirror-horizontal="true" draw:mirror-vertical="false" svg:viewBox="0 0 21600 21600" draw:type="mso-spt32" draw:enhanced-path="M 0 0 L 21600 21600 N"/>
        </draw:custom-shape>
        <draw:custom-shape draw:name="Forma 176" draw:style-name="gr35" draw:text-style-name="P12" draw:layer="layout" svg:width="3.7cm" svg:height="11.299cm" draw:transform="rotate (-3.14159265358979) translate (4.43cm 14.67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36" draw:text-style-name="P12" draw:layer="layout" svg:x1="0.728cm" svg:y1="3.37cm" svg:x2="10.421cm" svg:y2="3.374cm">
          <text:p/>
        </draw:line>
        <draw:custom-shape draw:name="Conector de seta reta 178" draw:style-name="gr37" draw:text-style-name="P12" draw:layer="layout" svg:width="1.056cm" svg:height="0.087cm" draw:transform="rotate (-1.5707963267949) translate (10.422cm 3.371cm)">
          <text:p/>
          <draw:enhanced-geometry draw:mirror-horizontal="false" draw:mirror-vertical="false" svg:viewBox="0 0 21600 21600" draw:type="mso-spt32" draw:enhanced-path="M 0 0 L 21600 21600 N"/>
        </draw:custom-shape>
        <draw:custom-shape draw:name="Conector de seta reta 179" draw:style-name="gr37" draw:text-style-name="P12" draw:layer="layout" svg:width="1.056cm" svg:height="0.087cm" draw:transform="rotate (-1.5707963267949) translate (9.1cm 3.371cm)">
          <text:p/>
          <draw:enhanced-geometry draw:mirror-horizontal="true" draw:mirror-vertical="false" svg:viewBox="0 0 21600 21600" draw:type="mso-spt32" draw:enhanced-path="M 0 0 L 21600 21600 N"/>
        </draw:custom-shape>
        <draw:custom-shape draw:name="Conector de seta reta 180" draw:style-name="gr37" draw:text-style-name="P12" draw:layer="layout" svg:width="1.056cm" svg:height="0.087cm" draw:transform="rotate (-1.5707963267949) translate (7.865cm 3.371cm)">
          <text:p/>
          <draw:enhanced-geometry draw:mirror-horizontal="true" draw:mirror-vertical="false" svg:viewBox="0 0 21600 21600" draw:type="mso-spt32" draw:enhanced-path="M 0 0 L 21600 21600 N"/>
        </draw:custom-shape>
        <draw:custom-shape draw:name="Conector de seta reta 181" draw:style-name="gr37" draw:text-style-name="P12" draw:layer="layout" svg:width="1.056cm" svg:height="0.087cm" draw:transform="rotate (-1.5707963267949) translate (6.721cm 3.371cm)">
          <text:p/>
          <draw:enhanced-geometry draw:mirror-horizontal="false" draw:mirror-vertical="false" svg:viewBox="0 0 21600 21600" draw:type="mso-spt32" draw:enhanced-path="M 0 0 L 21600 21600 N"/>
        </draw:custom-shape>
        <draw:custom-shape draw:name="Conector de seta reta 182" draw:style-name="gr37" draw:text-style-name="P12" draw:layer="layout" svg:width="1.056cm" svg:height="0.087cm" draw:transform="rotate (-1.5707963267949) translate (5.398cm 3.371cm)">
          <text:p/>
          <draw:enhanced-geometry draw:mirror-horizontal="true" draw:mirror-vertical="false" svg:viewBox="0 0 21600 21600" draw:type="mso-spt32" draw:enhanced-path="M 0 0 L 21600 21600 N"/>
        </draw:custom-shape>
        <draw:custom-shape draw:name="Conector de seta reta 183" draw:style-name="gr37" draw:text-style-name="P12" draw:layer="layout" svg:width="1.056cm" svg:height="0.087cm" draw:transform="rotate (-1.5707963267949) translate (4.164cm 3.371cm)">
          <text:p/>
          <draw:enhanced-geometry draw:mirror-horizontal="true" draw:mirror-vertical="false" svg:viewBox="0 0 21600 21600" draw:type="mso-spt32" draw:enhanced-path="M 0 0 L 21600 21600 N"/>
        </draw:custom-shape>
        <draw:custom-shape draw:name="Conector de seta reta 184" draw:style-name="gr37" draw:text-style-name="P12" draw:layer="layout" svg:width="1.056cm" svg:height="0.087cm" draw:transform="rotate (-1.5707963267949) translate (3.02cm 3.371cm)">
          <text:p/>
          <draw:enhanced-geometry draw:mirror-horizontal="false" draw:mirror-vertical="false" svg:viewBox="0 0 21600 21600" draw:type="mso-spt32" draw:enhanced-path="M 0 0 L 21600 21600 N"/>
        </draw:custom-shape>
        <draw:custom-shape draw:name="Conector de seta reta 185" draw:style-name="gr37" draw:text-style-name="P12" draw:layer="layout" svg:width="1.056cm" svg:height="0.087cm" draw:transform="rotate (-1.5707963267949) translate (1.786cm 3.371cm)">
          <text:p/>
          <draw:enhanced-geometry draw:mirror-horizontal="false" draw:mirror-vertical="false" svg:viewBox="0 0 21600 21600" draw:type="mso-spt32" draw:enhanced-path="M 0 0 L 21600 21600 N"/>
        </draw:custom-shape>
        <draw:line draw:name="Conector reto 186" draw:style-name="gr36" draw:text-style-name="P12" draw:layer="layout" svg:x1="8.483cm" svg:y1="9.924cm" svg:x2="7.602cm" svg:y2="9.92cm">
          <text:p/>
        </draw:line>
        <draw:custom-shape draw:name="Conector de seta reta 187" draw:style-name="gr38" draw:text-style-name="P12" draw:layer="layout" svg:width="0.88cm" svg:height="0.88cm" draw:transform="rotate (-1.5707963267949) translate (17.817cm 15.348cm)">
          <text:p/>
          <draw:enhanced-geometry draw:mirror-horizontal="true" draw:mirror-vertical="true" svg:viewBox="0 0 21600 21600" draw:type="mso-spt32" draw:enhanced-path="M 0 0 L 21600 21600 N"/>
        </draw:custom-shape>
        <draw:custom-shape draw:name="Conector de seta reta 188" draw:style-name="gr39" draw:text-style-name="P12" draw:layer="layout" svg:width="0.88cm" svg:height="0.003cm" draw:transform="rotate (-1.5707963267949) translate (18.876cm 15.35cm)">
          <text:p/>
          <draw:enhanced-geometry draw:mirror-horizontal="true" draw:mirror-vertical="true" svg:viewBox="0 0 21600 21600" draw:type="mso-spt32" draw:enhanced-path="M 0 0 L 21600 21600 N"/>
        </draw:custom-shape>
        <draw:custom-shape draw:name="Conector de seta reta 189" draw:style-name="gr40" draw:text-style-name="P12" draw:layer="layout" svg:width="0.88cm" svg:height="1.233cm" draw:transform="rotate (-1.5707963267949) translate (21.173cm 15.348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41" draw:text-style-name="P12" draw:layer="layout" svg:width="12.304cm" svg:height="4.716cm" draw:transform="rotate (-3.14159265358979) translate (17.357cm 15.178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92">
              <draw:custom-shape draw:name="Forma 195" draw:style-name="gr42" draw:text-style-name="P12" draw:layer="layout" svg:width="2.819cm" svg:height="1.761cm" svg:x="13.534cm" svg:y="15.178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Forma 196" draw:style-name="gr43" draw:text-style-name="P12" draw:layer="layout" svg:width="2.467cm" svg:height="0.528cm" svg:x="16.414cm" svg:y="16.94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44" draw:text-style-name="P14" draw:layer="layout" svg:width="10.879cm" svg:height="0.591cm" svg:x="6.192cm" svg:y="14.68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g>
        <draw:g draw:name="Grupo 197">
          <draw:custom-shape draw:name="Forma 127" draw:style-name="gr45" draw:text-style-name="P14" draw:layer="layout" svg:width="1.555cm" svg:height="1.027cm" draw:transform="rotate (-1.5707963267949) translate (6.078cm 12.213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48">
            <draw:custom-shape draw:name="Conector de seta reta 200" draw:style-name="gr46" draw:text-style-name="P12" draw:layer="layout" svg:width="3.203cm" svg:height="1.106cm" draw:transform="rotate (-1.5707963267949) translate (8.355cm 7.921cm)">
              <text:p/>
              <draw:enhanced-geometry draw:mirror-horizontal="false" draw:mirror-vertical="false" svg:viewBox="0 0 21600 21600" draw:type="mso-spt32" draw:enhanced-path="M 0 0 L 21600 21600 N"/>
            </draw:custom-shape>
            <draw:custom-shape draw:name="Conector angulado 140" draw:style-name="gr47" draw:text-style-name="P12" draw:layer="layout" svg:width="4.778cm" svg:height="3.431cm" draw:transform="rotate (-1.5707963267949) translate (8.482cm 9.891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48" draw:text-style-name="P13" draw:layer="layout" svg:width="1.938cm" svg:height="0.421cm" svg:x="9.541cm" svg:y="10.948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Forma 203" draw:style-name="gr49" draw:text-style-name="P12" draw:layer="layout" svg:width="2.731cm" svg:height="0.459cm" svg:x="7.25cm" svg:y="11.363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9" draw:text-style-name="P12" draw:layer="layout" svg:width="2.731cm" svg:height="0.459cm" svg:x="11.031cm" svg:y="11.363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36" draw:text-style-name="P12" draw:layer="layout" svg:x1="10.507cm" svg:y1="10.949cm" svg:x2="10.511cm" svg:y2="10.421cm">
          <text:p/>
        </draw:line>
        <draw:custom-shape draw:name="Conector angulado 232" draw:style-name="gr50" draw:text-style-name="P12" draw:layer="layout" svg:width="18.608cm" svg:height="2.11cm" svg:x="0.314cm" svg:y="2.84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51" draw:text-style-name="P12" draw:layer="layout" svg:width="2.466cm" svg:height="0.002cm" draw:transform="rotate (-1.5707963267949) translate (14.118cm 7.948cm)">
          <text:p/>
          <draw:enhanced-geometry draw:mirror-horizontal="true" draw:mirror-vertical="true" svg:viewBox="0 0 21600 21600" draw:type="mso-spt32" draw:enhanced-path="M 0 0 L 21600 21600 N"/>
        </draw:custom-shape>
        <draw:custom-shape draw:name="Conector angulado 208" draw:style-name="gr52" draw:text-style-name="P12" draw:layer="layout" svg:width="2.995cm" svg:height="2.23cm" draw:transform="rotate (-3.14159265358979) translate (10.598cm 11.58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de seta reta 209" draw:style-name="gr53" draw:text-style-name="P12" draw:layer="layout" svg:width="1.057cm" svg:height="1.057cm" draw:transform="rotate (-1.5707963267949) translate (10.422cm 6.366cm)">
          <text:p/>
          <draw:enhanced-geometry draw:mirror-horizontal="false" draw:mirror-vertical="false" svg:viewBox="0 0 21600 21600" draw:type="mso-spt32" draw:enhanced-path="M 0 0 L 21600 21600 N"/>
        </draw:custom-shape>
        <draw:custom-shape draw:name="CaixaDeTexto 210" draw:style-name="gr54" draw:text-style-name="P16" draw:layer="layout" svg:width="1.93cm" svg:height="0.841cm" svg:x="9.969cm" svg:y="5.838cm">
          <text:p text:style-name="P15"><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55" draw:text-style-name="P14" draw:layer="layout" svg:width="10.749cm" svg:height="0.02cm" draw:transform="rotate (-1.5707963267949) translate (19.607cm 5.132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range-x-minimum="-2147483647" draw:handle-range-x-maximum="2147483647" draw:handle-position="?f0 ?f4"/>
              <draw:handle draw:handle-range-y-minimum="-2147483647" draw:handle-range-y-maximum="2147483647" draw:handle-position="?f2 ?f3"/>
              <draw:handle draw:handle-range-x-minimum="-2147483647" draw:handle-range-x-maximum="2147483647" draw:handle-position="?f1 ?f5"/>
            </draw:enhanced-geometry>
          </draw:custom-shape>
          <draw:line draw:name="Conector reto 213" draw:style-name="gr56" draw:text-style-name="P14" draw:layer="layout" svg:x1="19.586cm" svg:y1="15.947cm" svg:x2="18.881cm" svg:y2="15.943cm">
            <text:p/>
          </draw:line>
        </draw:g>
        <draw:custom-shape draw:name="Retângulo 214" draw:style-name="gr57" draw:text-style-name="P18" draw:layer="layout" svg:width="2.643cm" svg:height="0.704cm" svg:x="7.864cm" svg:y="15.414cm">
          <text:p text:style-name="P17"><text:span text:style-name="T5">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58" draw:text-style-name="P12" draw:layer="layout" svg:width="2.818cm" svg:height="0.002cm" draw:transform="rotate (-3.14159265358979) translate (7.864cm 15.77cm)">
          <text:p/>
          <draw:enhanced-geometry draw:mirror-horizontal="false" draw:mirror-vertical="false" svg:viewBox="0 0 21600 21600" draw:type="mso-spt32" draw:enhanced-path="M 0 0 L 21600 21600 N"/>
        </draw:custom-shape>
        <draw:custom-shape draw:name="Retângulo 216" draw:style-name="gr59" draw:text-style-name="P18" draw:layer="layout" svg:width="1.938cm" svg:height="4.581cm" svg:x="1.258cm" svg:y="8.657cm">
          <text:p text:style-name="P17"><text:span text:style-name="T5">VIDEO</text:span></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text:p text:style-name="P17"><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60" draw:text-style-name="P11" draw:layer="layout" svg:width="1.409cm" svg:height="0.705cm" svg:x="1.449cm" svg:y="10.419cm">
          <text:p text:style-name="P4"><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60" draw:text-style-name="P11" draw:layer="layout" svg:width="1.409cm" svg:height="0.705cm" svg:x="1.449cm" svg:y="9.491cm">
          <text:p text:style-name="P4"><text:span text:style-name="T6">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61" draw:text-style-name="P12" draw:layer="layout" svg:width="4.742cm" svg:height="0.88cm" draw:transform="rotate (-3.14159265358979) translate (7.602cm 10.76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220" draw:style-name="gr62" draw:text-style-name="P12" draw:layer="layout" svg:width="1.57cm" svg:height="1.362cm" draw:transform="rotate (-3.14159265358979) translate (4.43cm 9.844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221">
          <draw:g draw:name="Grupo 350">
            <draw:custom-shape draw:name="Elipse 231" draw:style-name="gr63" draw:text-style-name="P19" draw:layer="layout" svg:width="0.24cm" svg:height="0.24cm" svg:x="10.492cm" svg:y="8.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63" draw:text-style-name="P19" draw:layer="layout" svg:width="0.24cm" svg:height="0.239cm" svg:x="10.478cm" svg:y="9.2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63" draw:text-style-name="P19" draw:layer="layout" svg:width="0.24cm" svg:height="0.24cm" svg:x="7.576cm" svg:y="9.7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63" draw:text-style-name="P19" draw:layer="layout" svg:width="0.24cm" svg:height="0.24cm" svg:x="3.286cm" svg:y="8.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63" draw:text-style-name="P19" draw:layer="layout" svg:width="0.24cm" svg:height="0.24cm" svg:x="4.194cm" svg:y="8.3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63" draw:text-style-name="P19" draw:layer="layout" svg:width="0.239cm" svg:height="0.24cm" svg:x="8.372cm" svg:y="14.5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63" draw:text-style-name="P19" draw:layer="layout" svg:width="0.24cm" svg:height="0.24cm" svg:x="13.733cm" svg:y="15.0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63" draw:text-style-name="P19" draw:layer="layout" svg:width="0.239cm" svg:height="0.239cm" svg:x="16.238cm" svg:y="17.2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63" draw:text-style-name="P19" draw:layer="layout" svg:width="0.24cm" svg:height="0.24cm" svg:x="18.765cm" svg:y="15.8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63" draw:text-style-name="P19" draw:layer="layout" svg:width="0.24cm" svg:height="0.24cm" svg:x="13.676cm" svg:y="11.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63" draw:text-style-name="P19" draw:layer="layout" svg:width="0.239cm" svg:height="0.24cm" svg:x="14.022cm" svg:y="10.3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63" draw:text-style-name="P19" draw:layer="layout" svg:width="0.24cm" svg:height="0.239cm" svg:x="20.291cm" svg:y="15.5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63" draw:text-style-name="P19" draw:layer="layout" svg:width="0.24cm" svg:height="0.24cm" svg:x="0.2cm" svg:y="8.3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63" draw:text-style-name="P19" draw:layer="layout" svg:width="0.24cm" svg:height="0.24cm" svg:x="1.692cm" svg:y="3.2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63" draw:text-style-name="P19" draw:layer="layout" svg:width="0.24cm" svg:height="0.24cm" svg:x="2.934cm" svg:y="3.2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63" draw:text-style-name="P19" draw:layer="layout" svg:width="0.24cm" svg:height="0.24cm" svg:x="3.979cm" svg:y="3.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63" draw:text-style-name="P19" draw:layer="layout" svg:width="0.24cm" svg:height="0.24cm" svg:x="5.22cm" svg:y="3.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63" draw:text-style-name="P19" draw:layer="layout" svg:width="0.239cm" svg:height="0.24cm" svg:x="6.641cm" svg:y="3.2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63" draw:text-style-name="P19" draw:layer="layout" svg:width="0.24cm" svg:height="0.24cm" svg:x="7.732cm" svg:y="3.2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63" draw:text-style-name="P19" draw:layer="layout" svg:width="0.239cm" svg:height="0.239cm" svg:x="8.942cm" svg:y="3.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63" draw:text-style-name="P19" draw:layer="layout" svg:width="0.24cm" svg:height="0.239cm" svg:x="10.274cm" svg:y="3.2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54" draw:text-style-name="P16" draw:layer="layout" svg:width="1.185cm" svg:height="0.841cm" svg:x="3.572cm" svg:y="7.188cm">
          <text:p text:style-name="P15"><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54" draw:text-style-name="P16" draw:layer="layout" svg:width="1.185cm" svg:height="0.841cm" svg:x="7.831cm" svg:y="7.188cm">
          <text:p text:style-name="P15"><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54" draw:text-style-name="P16" draw:layer="layout" svg:width="1.185cm" svg:height="0.841cm" svg:x="18.331cm" svg:y="4.957cm">
          <text:p text:style-name="P15"><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54" draw:text-style-name="P16" draw:layer="layout" svg:width="1.087cm" svg:height="0.756cm" svg:x="9.896cm" svg:y="10.802cm">
          <text:p text:style-name="P15"><text:span text:style-name="T5">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64" draw:text-style-name="P12" draw:layer="layout" svg:width="5.613cm" svg:height="2.971cm" draw:transform="rotate (-1.5707963267949) translate (3.285cm 2.84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65" draw:text-style-name="P12" draw:layer="layout" svg:width="8.302cm" svg:height="1.554cm" draw:transform="rotate (-3.14159265358979) translate (10.598cm 9.71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Forma 236" draw:style-name="gr66" draw:text-style-name="P12" draw:layer="layout" svg:width="1.761cm" svg:height="0.88cm" svg:x="10.598cm" svg:y="7.418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155" draw:style-name="gr67" draw:text-style-name="P12" draw:layer="layout" svg:width="0.911cm" svg:height="0.899cm" draw:transform="rotate (-1.5707963267949) translate (3.196cm 7.247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aixaDeTexto 121" draw:style-name="gr54" draw:text-style-name="P16" draw:layer="layout" svg:width="3.018cm" svg:height="0.841cm" svg:x="14.389cm" svg:y="9.714cm">
          <text:p text:style-name="P15"><text:span text:style-name="T1">DATA_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54" draw:text-style-name="P16" draw:layer="layout" svg:width="1.951cm" svg:height="0.841cm" svg:x="8.386cm" svg:y="11.83cm">
          <text:p text:style-name="P15"><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68" draw:text-style-name="P12" draw:layer="layout" svg:width="15.332cm" svg:height="0.002cm" draw:transform="rotate (-3.14159265358979) translate (20.468cm 14.3cm)">
          <text:p/>
          <draw:enhanced-geometry draw:mirror-horizontal="false" draw:mirror-vertical="false" svg:viewBox="0 0 21600 21600" draw:type="mso-spt32" draw:enhanced-path="M 0 0 L 21600 21600 N"/>
        </draw:custom-shape>
        <draw:custom-shape draw:name="Conector de seta reta 129" draw:style-name="gr69" draw:text-style-name="P12" draw:layer="layout" svg:width="1.409cm" svg:height="0.003cm" draw:transform="rotate (-1.5707963267949) translate (20.464cm 14.29cm)">
          <text:p/>
          <draw:enhanced-geometry draw:mirror-horizontal="true" draw:mirror-vertical="true" svg:viewBox="0 0 21600 21600" draw:type="mso-spt32" draw:enhanced-path="M 0 0 L 21600 21600 N"/>
        </draw:custom-shape>
        <draw:custom-shape draw:name="Conector de seta reta 252" draw:style-name="gr37" draw:text-style-name="P12" draw:layer="layout" svg:width="1.056cm" svg:height="0.002cm" draw:transform="rotate (-1.5707963267949) translate (21.168cm 16.943cm)">
          <text:p/>
          <draw:enhanced-geometry draw:mirror-horizontal="true" draw:mirror-vertical="true" svg:viewBox="0 0 21600 21600" draw:type="mso-spt32" draw:enhanced-path="M 0 0 L 21600 21600 N"/>
        </draw:custom-shape>
        <draw:custom-shape draw:name="Conector de seta reta 251" draw:style-name="gr70" draw:text-style-name="P12" draw:layer="layout" svg:width="5.972cm" svg:height="0.001cm" svg:x="15.202cm" svg:y="17.999cm">
          <text:p/>
          <draw:enhanced-geometry draw:mirror-horizontal="false" draw:mirror-vertical="false" svg:viewBox="0 0 21600 21600" draw:type="mso-spt32" draw:enhanced-path="M 0 0 L 21600 21600 N"/>
        </draw:custom-shape>
        <draw:custom-shape draw:name="Conector de seta reta 253" draw:style-name="gr71" draw:text-style-name="P12" draw:layer="layout" svg:width="0.021cm" svg:height="2.181cm" svg:x="15.173cm" svg:y="15.818cm">
          <text:p/>
          <draw:enhanced-geometry draw:mirror-horizontal="true" draw:mirror-vertical="false" svg:viewBox="0 0 21600 21600" draw:type="mso-spt32" draw:enhanced-path="M 0 0 L 21600 21600 N"/>
        </draw:custom-shape>
        <draw:custom-shape draw:name="Retângulo 132_0" draw:style-name="gr4" draw:text-style-name="P11" draw:layer="layout" svg:width="3.11cm" svg:height="6.219cm" svg:x="21.89cm" svg:y="6.8cm">
          <text:p text:style-name="P4"><text:span text:style-name="T1">M</text:span><text:span text:style-name="T1">E</text:span><text:span text:style-name="T1">M</text:span><text:span text:style-name="T1">Ó</text:span><text:span text:style-name="T1">R</text:span><text:span text:style-name="T1">I</text:span><text:span text:style-name="T1">A</text:span></text:p>
          <text:p text:style-name="P4"><text:span text:style-name="T1">D</text:span><text:span text:style-name="T1">I</text:span><text:span text:style-name="T1">S</text:span><text:span text:style-name="T1">C</text:span><text:span text:style-name="T1">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34_0" draw:style-name="gr72" draw:text-style-name="P12" draw:layer="layout" svg:width="1.25cm" svg:height="4.8cm" draw:transform="rotate (-1.5707963267949) translate (23cm 13.4cm)">
          <text:p/>
          <draw:enhanced-geometry draw:mirror-horizontal="true" draw:mirror-vertical="true" svg:viewBox="0 0 21600 21600" draw:type="mso-spt32" draw:enhanced-path="M 0 0 L 21600 21600 N"/>
        </draw:custom-shape>
        <draw:custom-shape draw:name="Conector de seta reta 175_0" draw:style-name="gr73" draw:text-style-name="P12" draw:layer="layout" svg:width="3.172cm" svg:height="0.647cm" draw:transform="rotate (-1.5707963267949) translate (4.896cm 7.946cm)">
          <text:p/>
          <draw:enhanced-geometry draw:mirror-horizontal="true" draw:mirror-vertical="false" svg:viewBox="0 0 21600 21600" draw:type="mso-spt32" draw:enhanced-path="M 0 0 L 21600 21600 N"/>
        </draw:custom-shape>
        <draw:custom-shape draw:name="Conector de seta reta 139_0" draw:style-name="gr74" draw:text-style-name="P12" draw:layer="layout" svg:width="1.4cm" svg:height="0.009cm" draw:transform="rotate (-1.5707963267949) translate (24.199cm 12.6cm)">
          <text:p/>
          <draw:enhanced-geometry draw:mirror-horizontal="true" draw:mirror-vertical="false" svg:viewBox="0 0 21600 21600" draw:type="mso-spt32" draw:enhanced-path="M 0 0 L 21600 21600 N"/>
        </draw:custom-shape>
        <draw:custom-shape draw:name="Conector de seta reta 126_0" draw:style-name="gr75" draw:text-style-name="P12" draw:layer="layout" svg:width="19.132cm" svg:height="0.002cm" draw:transform="rotate (-3.14159265358979) translate (24.2cm 14.002cm)">
          <text:p/>
          <draw:enhanced-geometry draw:mirror-horizontal="false" draw:mirror-vertical="false" svg:viewBox="0 0 21600 21600" draw:type="mso-spt32" draw:enhanced-path="M 0 0 L 21600 21600 N"/>
        </draw:custom-shape>
        <draw:custom-shape draw:name="CaixaDeTexto 121_0" draw:style-name="gr54" draw:text-style-name="P16" draw:layer="layout" svg:width="2.878cm" svg:height="0.841cm" svg:x="22.271cm" svg:y="14.2cm">
          <text:p text:style-name="P15"><text:span text:style-name="T1">H</text:span><text:span text:style-name="T1">D</text:span><text:span text:style-name="T1">D</text:span><text:span text:style-name="T1">_</text:span><text:span text:style-name="T1">O</text:span><text:span text:style-name="T1">U</text:span><text:span text:style-name="T1">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C</text:span><text:span text:style-name="T2">o</text:span><text:span text:style-name="T2">n</text:span><text:span text:style-name="T2">j</text:span><text:span text:style-name="T2">u</text:span><text:span text:style-name="T2">n</text:span><text:span text:style-name="T2">t</text:span><text:span text:style-name="T2">o</text:span><text:span text:style-name="T2"> </text:span><text:span text:style-name="T2">d</text:span><text:span text:style-name="T2">e</text:span><text:span text:style-name="T2"> </text:span><text:span text:style-name="T2">r</text:span><text:span text:style-name="T2">e</text:span><text:span text:style-name="T2">g</text:span><text:span text:style-name="T2">i</text:span><text:span text:style-name="T2">s</text:span><text:span text:style-name="T2">t</text:span><text:span text:style-name="T2">r</text:span><text:span text:style-name="T2">a</text:span><text:span text:style-name="T2">d</text:span><text:span text:style-name="T2">o</text:span><text:span text:style-name="T2">r</text:span><text:span text:style-name="T2">e</text:span><text:span text:style-name="T2">s</text:span><text:span text:style-name="T2"> </text:span><text:span text:style-name="T2">d</text:span><text:span text:style-name="T2">o</text:span><text:span text:style-name="T2"> </text:span><text:span text:style-name="T2">u</text:span><text:span text:style-name="T2">P</text:span><text:span text:style-name="T2"> </text:span><text:span text:style-name="T2">I</text:span><text:span text:style-name="T2">C</text:span><text:span text:style-name="T2">M</text:span><text:span text:style-name="T2">C</text:span></text:p>
          </draw:text-box>
        </draw:frame>
        <draw:custom-shape draw:name="Rectangle 3" draw:style-name="gr76" draw:text-style-name="P9" draw:layer="layout" svg:width="22.436cm" svg:height="14.392cm" svg:x="1.905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7.603cm" svg:x="1.499cm" svg:y="4.926cm">
          <table:table>
            <table:table-column table:style-name="co1"/>
            <table:table-column table:style-name="co2"/>
            <table:table-column table:style-name="co3"/>
            <table:table-row table:style-name="ro1" table:default-cell-style-name="ce1">
              <table:table-cell>
                <text:p text:style-name="P20"><text:span text:style-name="T7">Nome</text:span></text:p>
              </table:table-cell>
              <table:table-cell>
                <text:p text:style-name="P20"><text:span text:style-name="T7">Qtde</text:span></text:p>
              </table:table-cell>
              <table:table-cell>
                <text:p text:style-name="P20"><text:span text:style-name="T7">Finalidade</text:span></text:p>
              </table:table-cell>
            </table:table-row>
            <table:table-row table:style-name="ro2" table:default-cell-style-name="ce2">
              <table:table-cell>
                <text:p text:style-name="P20"><text:span text:style-name="T8">R</text:span><text:span text:style-name="T9">n</text:span></text:p>
              </table:table-cell>
              <table:table-cell>
                <text:p text:style-name="P20"><text:span text:style-name="T10">0-7</text:span></text:p>
              </table:table-cell>
              <table:table-cell>
                <text:p text:style-name="P20"><text:span text:style-name="T11">Registradores de propósito geral</text:span></text:p>
              </table:table-cell>
            </table:table-row>
            <table:table-row table:style-name="ro3" table:default-cell-style-name="ce2">
              <table:table-cell>
                <text:p text:style-name="P20"><text:span text:style-name="T8">FR</text:span></text:p>
              </table:table-cell>
              <table:table-cell>
                <text:p text:style-name="P20"><text:span text:style-name="T11">1</text:span></text:p>
              </table:table-cell>
              <table:table-cell>
                <text:p text:style-name="P20"><text:span text:style-name="T11">Flag Register</text:span></text:p>
              </table:table-cell>
            </table:table-row>
            <table:table-row table:style-name="ro3" table:default-cell-style-name="ce2">
              <table:table-cell>
                <text:p text:style-name="P20"><text:span text:style-name="T8">SP</text:span></text:p>
              </table:table-cell>
              <table:table-cell>
                <text:p text:style-name="P20"><text:span text:style-name="T11">1</text:span></text:p>
              </table:table-cell>
              <table:table-cell>
                <text:p text:style-name="P20"><text:span text:style-name="T11">Ponteiro da pilha</text:span></text:p>
              </table:table-cell>
            </table:table-row>
            <table:table-row table:style-name="ro3" table:default-cell-style-name="ce2">
              <table:table-cell>
                <text:p text:style-name="P20"><text:span text:style-name="T8">PC</text:span></text:p>
              </table:table-cell>
              <table:table-cell>
                <text:p text:style-name="P20"><text:span text:style-name="T11">1</text:span></text:p>
              </table:table-cell>
              <table:table-cell>
                <text:p text:style-name="P20"><text:span text:style-name="T11">Contador de programa</text:span></text:p>
              </table:table-cell>
            </table:table-row>
            <table:table-row table:style-name="ro3" table:default-cell-style-name="ce2">
              <table:table-cell>
                <text:p text:style-name="P20"><text:span text:style-name="T8">IR (interno)</text:span></text:p>
              </table:table-cell>
              <table:table-cell>
                <text:p text:style-name="P20"><text:span text:style-name="T11">1</text:span></text:p>
              </table:table-cell>
              <table:table-cell>
                <text:p text:style-name="P20"><text:span text:style-name="T11">Registrador de instruções</text:span></text:p>
              </table:table-cell>
            </table:table-row>
            <table:table-row table:style-name="ro3" table:default-cell-style-name="ce2">
              <table:table-cell>
                <text:p text:style-name="P20"><text:span text:style-name="T8">MAR (interno)</text:span></text:p>
              </table:table-cell>
              <table:table-cell>
                <text:p text:style-name="P20"><text:span text:style-name="T11">1</text:span></text:p>
              </table:table-cell>
              <table:table-cell>
                <text:p text:style-name="P20"><text:span text:style-name="T11">Registrador de endereço de memória</text:span></text:p>
              </table:table-cell>
            </table:table-row>
          </table:table>
          <draw:image xlink:href="Pictures/TablePreview1.svm" xlink:type="simple" xlink:show="embed" xlink:actuate="onLoad"/>
        </draw:frame>
        <draw:custom-shape draw:name="Rectangle 5" draw:style-name="gr77" draw:text-style-name="P22" draw:layer="layout" svg:width="17.779cm" svg:height="4.129cm" svg:x="3.7cm" svg:y="13.125cm">
          <text:list text:style-name="L3">
            <text:list-item>
              <text:p text:style-name="P21"><text:span text:style-name="T3">Arquitetura RISC do tipo Load/Store</text:span></text:p>
            </text:list-item>
            <text:list-item>
              <text:p text:style-name="P21"><text:span text:style-name="T3">Operações de Reg. para Reg.</text:span></text:p>
            </text:list-item>
          </text:list>
          <text:p text:style-name="P2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4" draw:layer="layout" svg:width="8.545cm" svg:height="1.419cm" svg:x="11.17cm" svg:y="27.005cm" presentation:class="page-number" presentation:user-transformed="true">
            <draw:text-box>
              <text:p text:style-name="P23"><text:span text:style-name="T12"><text:page-number>&lt;number&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25"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text:span><text:span text:style-name="T2">o</text:span><text:span text:style-name="T2">r</text:span><text:span text:style-name="T2">m</text:span><text:span text:style-name="T2">a</text:span><text:span text:style-name="T2">t</text:span><text:span text:style-name="T2">o</text:span><text:span text:style-name="T2"> </text:span><text:span text:style-name="T2">d</text:span><text:span text:style-name="T2">e</text:span><text:span text:style-name="T2"> </text:span><text:span text:style-name="T2">I</text:span><text:span text:style-name="T2">n</text:span><text:span text:style-name="T2">s</text:span><text:span text:style-name="T2">t</text:span><text:span text:style-name="T2">r</text:span><text:span text:style-name="T2">u</text:span><text:span text:style-name="T2">ç</text:span><text:span text:style-name="T2">ã</text:span><text:span text:style-name="T2">o</text:span></text:p>
          </draw:text-box>
        </draw:frame>
        <draw:frame draw:name="Rectangle 3" presentation:style-name="pr13" draw:text-style-name="P22" draw:layer="layout" svg:width="22.797cm" svg:height="13.599cm" svg:x="1.366cm" svg:y="3.204cm" presentation:class="outline" presentation:user-transformed="true">
          <draw:text-box>
            <text:p text:style-name="P26"><text:span text:style-name="T13"/></text:p>
            <text:list text:style-name="L5">
              <text:list-item>
                <text:p text:style-name="P26"><text:span text:style-name="T13">Manipulação de Dados</text:span></text:p>
              </text:list-item>
            </text:list>
            <text:list text:style-name="L6">
              <text:list-item>
                <text:list>
                  <text:list-item>
                    <text:p text:style-name="P27"><text:span text:style-name="T11">op = opcode </text:span></text:p>
                  </text:list-item>
                  <text:list-item>
                    <text:p text:style-name="P27"><text:span text:style-name="T11">rx, ry, rz: registradores</text:span></text:p>
                  </text:list-item>
                  <text:list-item>
                    <text:p text:style-name="P27"><text:span text:style-name="T11">c: uso do bit de carry</text:span></text:p>
                  </text:list-item>
                </text:list>
              </text:list-item>
            </text:list>
            <text:list text:style-name="L7">
              <text:list-item>
                <text:list>
                  <text:list-item>
                    <text:list>
                      <text:list-item>
                        <text:p text:style-name="P28"><text:span text:style-name="T14">Direto:</text:span></text:p>
                      </text:list-item>
                    </text:list>
                  </text:list-item>
                </text:list>
              </text:list-item>
            </text:list>
            <text:p text:style-name="P29"><text:span text:style-name="T14"/></text:p>
            <text:p text:style-name="P29"><text:span text:style-name="T14"/></text:p>
            <text:p text:style-name="P29"><text:span text:style-name="T14"/></text:p>
            <text:list text:continue-numbering="true" text:style-name="L7">
              <text:list-item>
                <text:list>
                  <text:list-item>
                    <text:list>
                      <text:list-item>
                        <text:p text:style-name="P28"><text:span text:style-name="T14">Imediato:</text:span></text:p>
                        <text:p text:style-name="P28"><text:span text:style-name="T14"/></text:p>
                        <text:p text:style-name="P28"><text:span text:style-name="T14"/></text:p>
                        <text:p text:style-name="P28"><text:span text:style-name="T14"/></text:p>
                      </text:list-item>
                      <text:list-item>
                        <text:p text:style-name="P28"><text:span text:style-name="T14">Indireto por</text:span></text:p>
                      </text:list-item>
                    </text:list>
                  </text:list-item>
                </text:list>
              </text:list-item>
            </text:list>
            <text:p text:style-name="P30"><text:span text:style-name="T14"><text:s text:c="4"/></text:span><text:span text:style-name="T14">Registrador</text:span></text:p>
          </draw:text-box>
        </draw:frame>
        <draw:frame draw:name="Group 166" draw:style-name="standard" draw:layer="layout" svg:width="10.176cm" svg:height="2.397cm" svg:x="10.12cm" svg:y="9.177cm">
          <table:table>
            <table:table-column table:style-name="co4"/>
            <table:table-column table:style-name="co5"/>
            <table:table-column table:style-name="co6"/>
            <table:table-row table:style-name="ro4"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p>
              </table:table-cell>
            </table:table-row>
            <table:table-row table:style-name="ro4" table:default-cell-style-name="ce4">
              <table:table-cell table:style-name="ce3" table:number-columns-spanned="3">
                <text:p text:style-name="P31"><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78" draw:text-style-name="P9" draw:layer="layout" svg:width="1.689cm" svg:height="0.843cm" svg:x="11.033cm" svg:y="8.352cm">
            <text:p text:style-name="P15"><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78" draw:text-style-name="P9" draw:layer="layout" svg:width="1.689cm" svg:height="0.843cm" svg:x="14.023cm" svg:y="8.334cm">
            <text:p text:style-name="P15"><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79" draw:text-style-name="P9"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78" draw:text-style-name="P9" draw:layer="layout" svg:width="1.693cm" svg:height="0.843cm" svg:x="17.387cm" svg:y="8.334cm">
            <text:p text:style-name="P15"><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5"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78" draw:text-style-name="P9" draw:layer="layout" svg:width="1.689cm" svg:height="0.843cm" svg:x="10.835cm" svg:y="15.694cm">
            <text:p text:style-name="P15"><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78" draw:text-style-name="P9" draw:layer="layout" svg:width="1.689cm" svg:height="0.843cm" svg:x="13.824cm" svg:y="15.677cm">
            <text:p text:style-name="P15"><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78" draw:text-style-name="P9" draw:layer="layout" svg:width="1.689cm" svg:height="0.843cm" svg:x="16.007cm" svg:y="15.677cm">
            <text:p text:style-name="P15"><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79" draw:text-style-name="P9"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78" draw:text-style-name="P9" draw:layer="layout" svg:width="1.693cm" svg:height="0.843cm" svg:x="18.393cm" svg:y="15.677cm">
            <text:p text:style-name="P15"><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2.541cm" svg:x="10.041cm" svg:y="13.097cm">
          <table:table>
            <table:table-column table:style-name="co4"/>
            <table:table-column table:style-name="co5"/>
            <table:table-column table:style-name="co6"/>
            <table:table-row table:style-name="ro5"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p>
              </table:table-cell>
            </table:table-row>
            <table:table-row table:style-name="ro5" table:default-cell-style-name="ce4">
              <table:table-cell table:style-name="ce3" table:number-columns-spanned="3">
                <text:p text:style-name="P31"><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78" draw:text-style-name="P9" draw:layer="layout" svg:width="1.689cm" svg:height="0.843cm" svg:x="10.954cm" svg:y="12.272cm">
            <text:p text:style-name="P15"><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78" draw:text-style-name="P9" draw:layer="layout" svg:width="1.689cm" svg:height="0.843cm" svg:x="13.944cm" svg:y="12.255cm">
            <text:p text:style-name="P15"><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79" draw:text-style-name="P9"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78" draw:text-style-name="P9" draw:layer="layout" svg:width="1.693cm" svg:height="0.843cm" svg:x="17.189cm" svg:y="12.303cm">
            <text:p text:style-name="P15"><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text:span><text:span text:style-name="T2">n</text:span><text:span text:style-name="T2">s</text:span><text:span text:style-name="T2">t</text:span><text:span text:style-name="T2">r</text:span><text:span text:style-name="T2">u</text:span><text:span text:style-name="T2">ç</text:span><text:span text:style-name="T2">õ</text:span><text:span text:style-name="T2">e</text:span><text:span text:style-name="T2">s</text:span><text:span text:style-name="T2"> </text:span><text:span text:style-name="T2">d</text:span><text:span text:style-name="T2">e</text:span><text:span text:style-name="T2"> </text:span><text:span text:style-name="T2">m</text:span><text:span text:style-name="T2">a</text:span><text:span text:style-name="T2">n</text:span><text:span text:style-name="T2">i</text:span><text:span text:style-name="T2">p</text:span><text:span text:style-name="T2">u</text:span><text:span text:style-name="T2">l</text:span><text:span text:style-name="T2">a</text:span><text:span text:style-name="T2">ç</text:span><text:span text:style-name="T2">ã</text:span><text:span text:style-name="T2">o</text:span><text:span text:style-name="T2"> </text:span><text:span text:style-name="T2">d</text:span><text:span text:style-name="T2">e</text:span><text:span text:style-name="T2"> </text:span><text:span text:style-name="T2">d</text:span><text:span text:style-name="T2">a</text:span><text:span text:style-name="T2">d</text:span><text:span text:style-name="T2">o</text:span><text:span text:style-name="T2">s</text:span></text:p>
          </draw:text-box>
        </draw:frame>
        <draw:frame draw:name="Rectangle 3" presentation:style-name="pr16" draw:text-style-name="P22" draw:layer="layout" svg:width="22.859cm" svg:height="13.599cm" svg:x="1.301cm" svg:y="3.656cm" presentation:class="outline" presentation:user-transformed="true">
          <draw:text-box>
            <text:p text:style-name="P32"><text:span text:style-name="T15">Direto</text:span></text:p>
            <text:p text:style-name="P33"><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3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3"><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3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2"><text:span text:style-name="T15">Indireto por Registrador</text:span></text:p>
            <text:p text:style-name="P33"><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33"><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33"><text:span text:style-name="T14"><text:tab/></text:span></text:p>
            <text:p text:style-name="P32"><text:span text:style-name="T15">Imediato</text:span></text:p>
            <text:p text:style-name="P33"><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32"><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32"><text:span text:style-name="T15">Movimentação</text:span></text:p>
            <text:p text:style-name="P33"><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x0</text:span></text:p>
            <text:p text:style-name="P33"><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33"><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33"><text:span text:style-name="T14"/></text:p>
            <text:p text:style-name="P33"><text:span text:style-name="T14"/></text:p>
          </draw:text-box>
        </draw:frame>
        <presentation:notes draw:style-name="dp2">
          <draw:page-thumbnail draw:style-name="gr2" draw:layer="layout" svg:width="14.212cm" svg:height="10.659cm" svg:x="2.753cm" svg:y="2.16cm" draw:page-number="5" presentation:class="page"/>
          <draw:frame presentation:style-name="pr17" draw:text-style-name="P10" draw:layer="layout" svg:width="15.775cm" svg:height="12.792cm" svg:x="1.972cm" svg:y="13.503cm" presentation:class="notes" presentation:placeholder="true">
            <draw:text-box/>
          </draw:frame>
        </presentation:notes>
      </draw:page>
      <draw:page draw:name="page6" draw:style-name="dp1" draw:master-page-name="Título_20_e_20_conteúdo" presentation:presentation-page-layout-name="AL2T11">
        <draw:frame draw:name="Espaço Reservado para Data 3_0" presentation:style-name="pr15"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_0"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_0" presentation:style-name="pr5" draw:text-style-name="P5" draw:layer="layout" svg:width="22.797cm" svg:height="2.001cm" svg:x="1.301cm" svg:y="2.799cm" presentation:class="title" presentation:user-transformed="true">
          <draw:text-box>
            <text:p text:style-name="P4"><text:span text:style-name="T2">I</text:span><text:span text:style-name="T2">n</text:span><text:span text:style-name="T2">s</text:span><text:span text:style-name="T2">t</text:span><text:span text:style-name="T2">r</text:span><text:span text:style-name="T2">u</text:span><text:span text:style-name="T2">ç</text:span><text:span text:style-name="T2">õ</text:span><text:span text:style-name="T2">e</text:span><text:span text:style-name="T2">s</text:span><text:span text:style-name="T2"> </text:span><text:span text:style-name="T2">d</text:span><text:span text:style-name="T2">e</text:span><text:span text:style-name="T2"> </text:span><text:span text:style-name="T2">m</text:span><text:span text:style-name="T2">a</text:span><text:span text:style-name="T2">n</text:span><text:span text:style-name="T2">i</text:span><text:span text:style-name="T2">p</text:span><text:span text:style-name="T2">u</text:span><text:span text:style-name="T2">l</text:span><text:span text:style-name="T2">a</text:span><text:span text:style-name="T2">ç</text:span><text:span text:style-name="T2">ã</text:span><text:span text:style-name="T2">o</text:span><text:span text:style-name="T2"> </text:span><text:span text:style-name="T2">d</text:span><text:span text:style-name="T2">e</text:span><text:span text:style-name="T2"> </text:span><text:span text:style-name="T2">d</text:span><text:span text:style-name="T2">a</text:span><text:span text:style-name="T2">d</text:span><text:span text:style-name="T2">o</text:span><text:span text:style-name="T2">s</text:span><text:span text:style-name="T2"><text:line-break/></text:span><text:span text:style-name="T2">M</text:span><text:span text:style-name="T2">e</text:span><text:span text:style-name="T2">m</text:span><text:span text:style-name="T2">ó</text:span><text:span text:style-name="T2">r</text:span><text:span text:style-name="T2">i</text:span><text:span text:style-name="T2">a</text:span><text:span text:style-name="T2"> </text:span><text:span text:style-name="T2">d</text:span><text:span text:style-name="T2">e</text:span><text:span text:style-name="T2"> </text:span><text:span text:style-name="T2">d</text:span><text:span text:style-name="T2">i</text:span><text:span text:style-name="T2">s</text:span><text:span text:style-name="T2">c</text:span><text:span text:style-name="T2">o</text:span></text:p>
          </draw:text-box>
        </draw:frame>
        <draw:frame draw:name="Rectangle 3_0" presentation:style-name="pr16" draw:text-style-name="P22" draw:layer="layout" svg:width="22.859cm" svg:height="13.599cm" svg:x="1.301cm" svg:y="5.4cm" presentation:class="outline" presentation:user-transformed="true">
          <draw:text-box>
            <text:p text:style-name="P32"><text:span text:style-name="T15">Direto</text:span></text:p>
            <text:p text:style-name="P33"><text:span text:style-name="T14"><text:tab/></text:span><text:span text:style-name="T14">STORE2 END, RX </text:span><text:span text:style-name="T14"><text:tab/></text:span><text:span text:style-name="T14">MEM2(END) &lt;- RX</text:span><text:span text:style-name="T14"><text:tab/></text:span><text:span text:style-name="T14"> </text:span><text:span text:style-name="T14"><text:tab/></text:span><text:span text:style-name="T14">110001 | RX | xxx | xxx | x</text:span></text:p>
            <text:p text:style-name="P3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3"><text:span text:style-name="T14"><text:tab/></text:span><text:span text:style-name="T14">LOAD2 RX, END</text:span><text:span text:style-name="T14"><text:tab/></text:span><text:span text:style-name="T14">RX &lt;- MEM2(END)</text:span><text:span text:style-name="T14"><text:tab/></text:span><text:span text:style-name="T14"><text:tab/></text:span><text:span text:style-name="T14">110000 | RX | xxx | xxx | x</text:span></text:p>
            <text:p text:style-name="P3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32"><text:span text:style-name="T15">Indireto por Registrador</text:span></text:p>
            <text:p text:style-name="P33"><text:span text:style-name="T14"><text:tab/></text:span><text:span text:style-name="T14">STOREI2 RX, RY </text:span><text:span text:style-name="T14"><text:tab/></text:span><text:span text:style-name="T14">MEM2(RX) &lt;- RY</text:span><text:span text:style-name="T14"><text:tab/></text:span><text:span text:style-name="T14"> </text:span><text:span text:style-name="T14"><text:tab/></text:span><text:span text:style-name="T14">111101 | RX | RY | xxx | x</text:span></text:p>
            <text:p text:style-name="P33"><text:span text:style-name="T14"><text:tab/></text:span><text:span text:style-name="T14">LOADI2 RX, RY</text:span><text:span text:style-name="T14"><text:tab/></text:span><text:span text:style-name="T14">RX &lt;- MEM2(RY)</text:span><text:span text:style-name="T14"><text:tab/></text:span><text:span text:style-name="T14"><text:tab/></text:span><text:span text:style-name="T14">111100 | RX | RY | xxx | x</text:span></text:p>
            <text:p text:style-name="P33"><text:span text:style-name="T14"/></text:p>
            <text:p text:style-name="P33"><text:span text:style-name="T14"/></text:p>
            <text:p text:style-name="P33"><text:span text:style-name="T14"/></text:p>
          </draw:text-box>
        </draw:frame>
        <presentation:notes draw:style-name="dp4">
          <draw:page-thumbnail draw:style-name="gr2" draw:layer="layout" svg:width="14.212cm" svg:height="10.659cm" svg:x="2.753cm" svg:y="2.16cm" draw:page-number="6"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text:span><text:span text:style-name="T2">o</text:span><text:span text:style-name="T2">r</text:span><text:span text:style-name="T2">m</text:span><text:span text:style-name="T2">a</text:span><text:span text:style-name="T2">t</text:span><text:span text:style-name="T2">o</text:span><text:span text:style-name="T2"> </text:span><text:span text:style-name="T2">d</text:span><text:span text:style-name="T2">e</text:span><text:span text:style-name="T2"> </text:span><text:span text:style-name="T2">I</text:span><text:span text:style-name="T2">n</text:span><text:span text:style-name="T2">s</text:span><text:span text:style-name="T2">t</text:span><text:span text:style-name="T2">r</text:span><text:span text:style-name="T2">u</text:span><text:span text:style-name="T2">ç</text:span><text:span text:style-name="T2">ã</text:span><text:span text:style-name="T2">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Instruções Lógicas e Aritméticas</text:span></text:p>
              </text:list-item>
            </text:list>
            <text:list text:style-name="L6">
              <text:list-item>
                <text:list>
                  <text:list-item>
                    <text:p text:style-name="P27"><text:span text:style-name="T11">op = opcode </text:span></text:p>
                  </text:list-item>
                  <text:list-item>
                    <text:p text:style-name="P27"><text:span text:style-name="T11">rx, ry, rz: registradores</text:span></text:p>
                  </text:list-item>
                  <text:list-item>
                    <text:p text:style-name="P27"><text:span text:style-name="T11">c: uso do bit de carry</text:span></text:p>
                  </text:list-item>
                </text:list>
              </text:list-item>
            </text:list>
          </draw:text-box>
        </draw:frame>
        <draw:frame draw:name="Group 166" draw:style-name="standard" draw:layer="layout" svg:width="9.999cm" svg:height="1.198cm" svg:x="5.499cm" svg:y="10.724cm">
          <table:table>
            <table:table-column table:style-name="co9"/>
            <table:table-column table:style-name="co10"/>
            <table:table-column table:style-name="co11"/>
            <table:table-column table:style-name="co10"/>
            <table:table-column table:style-name="co12"/>
            <table:table-row table:style-name="ro4"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span text:style-name="T13">ry</text:span></text:p>
              </table:table-cell>
              <table:table-cell>
                <text:p text:style-name="P31"><text:span text:style-name="T13"><text:s text:c="2"/></text:span><text:span text:style-name="T13">rz</text:span></text:p>
              </table:table-cell>
              <table:table-cell table:style-name="ce5">
                <text:p text:style-name="P31"><text:span text:style-name="T13">c</text:span></text:p>
              </table:table-cell>
            </table:table-row>
          </table:table>
          <draw:image xlink:href="Pictures/TablePreview5.svm" xlink:type="simple" xlink:show="embed" xlink:actuate="onLoad"/>
        </draw:frame>
        <draw:g draw:name="Group 173">
          <draw:custom-shape draw:name="Text Box 167" draw:style-name="gr78" draw:text-style-name="P9" draw:layer="layout" svg:width="1.689cm" svg:height="0.843cm" svg:x="6.337cm" svg:y="11.924cm">
            <text:p text:style-name="P15"><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78" draw:text-style-name="P9" draw:layer="layout" svg:width="1.689cm" svg:height="0.843cm" svg:x="8.925cm" svg:y="11.937cm">
            <text:p text:style-name="P15"><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78" draw:text-style-name="P9" draw:layer="layout" svg:width="1.689cm" svg:height="0.843cm" svg:x="10.817cm" svg:y="11.959cm">
            <text:p text:style-name="P15"><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78" draw:text-style-name="P9" draw:layer="layout" svg:width="1.689cm" svg:height="0.843cm" svg:x="12.757cm" svg:y="11.994cm">
            <text:p text:style-name="P15"><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78" draw:text-style-name="P9" draw:layer="layout" svg:width="1.441cm" svg:height="0.843cm" svg:x="14.38cm" svg:y="11.959cm">
            <text:p text:style-name="P15"><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7"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text:span><text:span text:style-name="T2">n</text:span><text:span text:style-name="T2">s</text:span><text:span text:style-name="T2">t</text:span><text:span text:style-name="T2">r</text:span><text:span text:style-name="T2">u</text:span><text:span text:style-name="T2">ç</text:span><text:span text:style-name="T2">õ</text:span><text:span text:style-name="T2">e</text:span><text:span text:style-name="T2">s</text:span><text:span text:style-name="T2"> </text:span><text:span text:style-name="T2">a</text:span><text:span text:style-name="T2">r</text:span><text:span text:style-name="T2">i</text:span><text:span text:style-name="T2">t</text:span><text:span text:style-name="T2">m</text:span><text:span text:style-name="T2">é</text:span><text:span text:style-name="T2">t</text:span><text:span text:style-name="T2">i</text:span><text:span text:style-name="T2">c</text:span><text:span text:style-name="T2">a</text:span><text:span text:style-name="T2">s</text:span></text:p>
          </draw:text-box>
        </draw:frame>
        <draw:custom-shape draw:name="Rectangle 4" draw:style-name="gr1" draw:text-style-name="P9" draw:layer="layout" svg:width="24.061cm" svg:height="13.599cm" svg:x="0.699cm" svg:y="4.255cm">
          <text:p text:style-name="P33"><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33"><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33"><text:span text:style-name="T14"><text:tab/></text:span></text:p>
          <text:p text:style-name="P33"><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33"><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33"><text:span text:style-name="T14"/></text:p>
          <text:p text:style-name="P33"><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33"><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33"><text:span text:style-name="T14"/></text:p>
          <text:p text:style-name="P33"><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33"><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33"><text:span text:style-name="T14"/></text:p>
          <text:p text:style-name="P33"><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33"><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33"><text:span text:style-name="T14"><text:tab/></text:span></text:p>
          <text:p text:style-name="P33"><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33"><text:span text:style-name="T14"/></text:p>
          <text:p text:style-name="P3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8"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text:span><text:span text:style-name="T2">n</text:span><text:span text:style-name="T2">s</text:span><text:span text:style-name="T2">t</text:span><text:span text:style-name="T2">r</text:span><text:span text:style-name="T2">u</text:span><text:span text:style-name="T2">ç</text:span><text:span text:style-name="T2">õ</text:span><text:span text:style-name="T2">e</text:span><text:span text:style-name="T2">s</text:span><text:span text:style-name="T2"> </text:span><text:span text:style-name="T2">l</text:span><text:span text:style-name="T2">ó</text:span><text:span text:style-name="T2">g</text:span><text:span text:style-name="T2">i</text:span><text:span text:style-name="T2">c</text:span><text:span text:style-name="T2">a</text:span><text:span text:style-name="T2">s</text:span></text:p>
          </draw:text-box>
        </draw:frame>
        <draw:custom-shape draw:name="Rectangle 3" draw:style-name="gr1" draw:text-style-name="P9" draw:layer="layout" svg:width="22.859cm" svg:height="13.599cm" svg:x="1.901cm" svg:y="4.255cm">
          <text:p text:style-name="P33"><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33"><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33"><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33"><text:span text:style-name="T14"/></text:p>
          <text:p text:style-name="P33"><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33"><text:span text:style-name="T14"><text:tab/></text:span></text:p>
          <text:p text:style-name="P33"><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33"><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33"><text:span text:style-name="T14"/></text:p>
          <text:p text:style-name="P33"><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33"><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33"><text:span text:style-name="T14"/></text:p>
          <text:p text:style-name="P33"><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33"><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33"><text:span text:style-name="T14"/></text:p>
          <text:p text:style-name="P33"><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33"><text:span text:style-name="T14"/></text:p>
          <text:p text:style-name="P33"><text:span text:style-name="T14"><text:tab/></text:span></text:p>
          <text:p text:style-name="P3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text:span><text:span text:style-name="T2">o</text:span><text:span text:style-name="T2">r</text:span><text:span text:style-name="T2">m</text:span><text:span text:style-name="T2">a</text:span><text:span text:style-name="T2">t</text:span><text:span text:style-name="T2">o</text:span><text:span text:style-name="T2"> </text:span><text:span text:style-name="T2">d</text:span><text:span text:style-name="T2">e</text:span><text:span text:style-name="T2"> </text:span><text:span text:style-name="T2">I</text:span><text:span text:style-name="T2">n</text:span><text:span text:style-name="T2">s</text:span><text:span text:style-name="T2">t</text:span><text:span text:style-name="T2">r</text:span><text:span text:style-name="T2">u</text:span><text:span text:style-name="T2">ç</text:span><text:span text:style-name="T2">ã</text:span><text:span text:style-name="T2">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Instruções de entrada e saída</text:span></text:p>
              </text:list-item>
            </text:list>
            <text:p text:style-name="P26"><text:span text:style-name="T13"/></text:p>
            <text:list text:style-name="L6">
              <text:list-item>
                <text:list>
                  <text:list-item>
                    <text:p text:style-name="P27"><text:span text:style-name="T11">Input</text:span></text:p>
                  </text:list-item>
                </text:list>
              </text:list-item>
            </text:list>
            <text:p text:style-name="P29"><text:span text:style-name="T11"/></text:p>
            <text:p text:style-name="P29"><text:span text:style-name="T11"/></text:p>
            <text:p text:style-name="P29"><text:span text:style-name="T11"/></text:p>
            <text:list text:continue-numbering="true" text:style-name="L6">
              <text:list-item>
                <text:list>
                  <text:list-item>
                    <text:p text:style-name="P27"><text:span text:style-name="T11">Output</text:span></text:p>
                  </text:list-item>
                </text:list>
              </text:list-item>
            </text:list>
            <text:p text:style-name="P26"><text:span text:style-name="T13"/></text:p>
          </draw:text-box>
        </draw:frame>
        <draw:frame draw:name="Espaço Reservado para Conteúdo 9" presentation:style-name="pr13" draw:text-style-name="P22" draw:layer="layout" svg:width="11.217cm" svg:height="6.587cm" svg:x="12.943cm" svg:y="10.667cm" presentation:class="outline" presentation:user-transformed="true">
          <draw:text-box>
            <text:p text:style-name="P34"><text:span text:style-name="T3"><text:s/></text:span></text:p>
          </draw:text-box>
        </draw:frame>
        <draw:frame draw:name="Group 166" draw:style-name="standard" draw:layer="layout" svg:width="9.999cm" svg:height="1.198cm" svg:x="7.144cm" svg:y="8.136cm">
          <table:table>
            <table:table-column table:style-name="co9"/>
            <table:table-column table:style-name="co10"/>
            <table:table-column table:style-name="co13"/>
            <table:table-row table:style-name="ro4">
              <table:table-cell table:style-name="ce3">
                <text:p text:style-name="P31"><text:span text:style-name="T13"><text:s text:c="3"/></text:span><text:span text:style-name="T13">op</text:span></text:p>
              </table:table-cell>
              <table:table-cell table:style-name="ce4">
                <text:p text:style-name="P31"><text:span text:style-name="T13"><text:s text:c="2"/></text:span><text:span text:style-name="T13">rx</text:span></text:p>
              </table:table-cell>
              <table:table-cell table:style-name="ce5">
                <text:p text:style-name="P31"><text:span text:style-name="T13"><text:s/></text:span></text:p>
              </table:table-cell>
            </table:table-row>
          </table:table>
          <draw:image xlink:href="Pictures/TablePreview6.svm" xlink:type="simple" xlink:show="embed" xlink:actuate="onLoad"/>
        </draw:frame>
        <draw:g draw:name="Group 173">
          <draw:custom-shape draw:name="Text Box 167" draw:style-name="gr78" draw:text-style-name="P9" draw:layer="layout" svg:width="1.689cm" svg:height="0.843cm" svg:x="7.982cm" svg:y="9.335cm">
            <text:p text:style-name="P15"><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78" draw:text-style-name="P9" draw:layer="layout" svg:width="1.689cm" svg:height="0.843cm" svg:x="10.57cm" svg:y="9.349cm">
            <text:p text:style-name="P15"><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78" draw:text-style-name="P9" draw:layer="layout" svg:width="1.689cm" svg:height="0.843cm" svg:x="13.692cm" svg:y="9.327cm">
            <text:p text:style-name="P15"><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5" table:default-cell-style-name="ce4">
              <table:table-cell table:style-name="ce3">
                <text:p text:style-name="P31"><text:span text:style-name="T13"><text:s text:c="3"/></text:span><text:span text:style-name="T13">op</text:span></text:p>
              </table:table-cell>
              <table:table-cell>
                <text:p text:style-name="P31"><text:span text:style-name="T13"><text:s text:c="2"/></text:span><text:span text:style-name="T13">rx</text:span></text:p>
              </table:table-cell>
              <table:table-cell>
                <text:p text:style-name="P31"><text:span text:style-name="T13"><text:s/></text:span><text:span text:style-name="T13">ry</text:span></text:p>
              </table:table-cell>
              <table:table-cell table:style-name="ce5"/>
            </table:table-row>
          </table:table>
          <draw:image xlink:href="Pictures/TablePreview7.svm" xlink:type="simple" xlink:show="embed" xlink:actuate="onLoad"/>
        </draw:frame>
        <draw:g draw:name="Group 173">
          <draw:custom-shape draw:name="Text Box 167" draw:style-name="gr78" draw:text-style-name="P9" draw:layer="layout" svg:width="1.689cm" svg:height="0.843cm" svg:x="8.18cm" svg:y="13.701cm">
            <text:p text:style-name="P15"><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78" draw:text-style-name="P9" draw:layer="layout" svg:width="1.689cm" svg:height="0.843cm" svg:x="10.769cm" svg:y="13.714cm">
            <text:p text:style-name="P15"><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78" draw:text-style-name="P9" draw:layer="layout" svg:width="1.689cm" svg:height="0.843cm" svg:x="12.66cm" svg:y="13.736cm">
            <text:p text:style-name="P15"><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78" draw:text-style-name="P9" draw:layer="layout" svg:width="1.693cm" svg:height="0.843cm" svg:x="14.605cm" svg:y="13.772cm">
            <text:p text:style-name="P15"><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10"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text:span><text:span text:style-name="T2">n</text:span><text:span text:style-name="T2">s</text:span><text:span text:style-name="T2">t</text:span><text:span text:style-name="T2">r</text:span><text:span text:style-name="T2">u</text:span><text:span text:style-name="T2">ç</text:span><text:span text:style-name="T2">õ</text:span><text:span text:style-name="T2">e</text:span><text:span text:style-name="T2">s</text:span><text:span text:style-name="T2"> </text:span><text:span text:style-name="T2">d</text:span><text:span text:style-name="T2">e</text:span><text:span text:style-name="T2"> </text:span><text:span text:style-name="T2">e</text:span><text:span text:style-name="T2">n</text:span><text:span text:style-name="T2">t</text:span><text:span text:style-name="T2">r</text:span><text:span text:style-name="T2">a</text:span><text:span text:style-name="T2">d</text:span><text:span text:style-name="T2">a</text:span><text:span text:style-name="T2"> </text:span><text:span text:style-name="T2">e</text:span><text:span text:style-name="T2"> </text:span><text:span text:style-name="T2">s</text:span><text:span text:style-name="T2">a</text:span><text:span text:style-name="T2">í</text:span><text:span text:style-name="T2">d</text:span><text:span text:style-name="T2">a</text:span></text:p>
          </draw:text-box>
        </draw:frame>
        <draw:custom-shape draw:name="Rectangle 3" draw:style-name="gr1" draw:text-style-name="P9" draw:layer="layout" svg:width="22.859cm" svg:height="13.599cm" svg:x="1.901cm" svg:y="4.255cm">
          <text:p text:style-name="P33"><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33"><text:span text:style-name="T14"/></text:p>
          <text:p text:style-name="P33"><text:span text:style-name="T14"/></text:p>
          <text:p text:style-name="P33"><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33"><text:span text:style-name="T14"/></text:p>
          <text:p text:style-name="P33"><text:span text:style-name="T14"><text:tab/></text:span></text:p>
          <text:p text:style-name="P33"><text:span text:style-name="T14"/></text:p>
          <text:p text:style-name="P33"><text:span text:style-name="T14"><text:tab/></text:span></text:p>
          <text:p text:style-name="P3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1"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text:span><text:span text:style-name="T2">o</text:span><text:span text:style-name="T2">r</text:span><text:span text:style-name="T2">m</text:span><text:span text:style-name="T2">a</text:span><text:span text:style-name="T2">t</text:span><text:span text:style-name="T2">o</text:span><text:span text:style-name="T2"> </text:span><text:span text:style-name="T2">d</text:span><text:span text:style-name="T2">e</text:span><text:span text:style-name="T2"> </text:span><text:span text:style-name="T2">I</text:span><text:span text:style-name="T2">n</text:span><text:span text:style-name="T2">s</text:span><text:span text:style-name="T2">t</text:span><text:span text:style-name="T2">r</text:span><text:span text:style-name="T2">u</text:span><text:span text:style-name="T2">ç</text:span><text:span text:style-name="T2">ã</text:span><text:span text:style-name="T2">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Controle de desvio</text:span></text:p>
              </text:list-item>
            </text:list>
            <text:p text:style-name="P26"><text:span text:style-name="T13"/></text:p>
            <text:p text:style-name="P26"><text:span text:style-name="T13"/></text:p>
            <text:p text:style-name="P26"><text:span text:style-name="T13"/></text:p>
          </draw:text-box>
        </draw:frame>
        <draw:frame draw:name="Group 56" draw:style-name="standard" draw:layer="layout" svg:width="13.95cm" svg:height="2.397cm" svg:x="4.502cm" svg:y="6.522cm">
          <table:table>
            <table:table-column table:style-name="co15"/>
            <table:table-column table:style-name="co16"/>
            <table:table-column table:style-name="co17"/>
            <table:table-row table:style-name="ro4" table:default-cell-style-name="ce4">
              <table:table-cell table:style-name="ce3">
                <text:p text:style-name="P35"><text:span text:style-name="T13"><text:s/></text:span><text:span text:style-name="T13">op</text:span></text:p>
              </table:table-cell>
              <table:table-cell>
                <text:p text:style-name="P31"><text:span text:style-name="T13"><text:s text:c="4"/></text:span><text:span text:style-name="T13">cond</text:span></text:p>
              </table:table-cell>
              <table:table-cell>
                <text:p text:style-name="P31"><text:span text:style-name="T13"><text:s/></text:span></text:p>
              </table:table-cell>
            </table:table-row>
            <table:table-row table:style-name="ro4" table:default-cell-style-name="ce4">
              <table:table-cell table:style-name="ce3" table:number-columns-spanned="3">
                <text:p text:style-name="P35"><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78" draw:text-style-name="P9" draw:layer="layout" svg:width="1.689cm" svg:height="0.843cm" svg:x="5.843cm" svg:y="5.733cm">
          <text:p text:style-name="P15"><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80" draw:text-style-name="P9" draw:layer="layout" svg:width="2.385cm" svg:height="0.843cm" svg:x="9.666cm" svg:y="5.755cm">
          <text:p text:style-name="P15"><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78" draw:text-style-name="P9" draw:layer="layout" svg:width="1.693cm" svg:height="0.843cm" svg:x="14.688cm" svg:y="5.755cm">
          <text:p text:style-name="P15"><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2"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text:span><text:span text:style-name="T2">n</text:span><text:span text:style-name="T2">s</text:span><text:span text:style-name="T2">t</text:span><text:span text:style-name="T2">r</text:span><text:span text:style-name="T2">u</text:span><text:span text:style-name="T2">ç</text:span><text:span text:style-name="T2">õ</text:span><text:span text:style-name="T2">e</text:span><text:span text:style-name="T2">s</text:span><text:span text:style-name="T2"> </text:span><text:span text:style-name="T2">d</text:span><text:span text:style-name="T2">e</text:span><text:span text:style-name="T2"> </text:span><text:span text:style-name="T2">s</text:span><text:span text:style-name="T2">a</text:span><text:span text:style-name="T2">l</text:span><text:span text:style-name="T2">t</text:span><text:span text:style-name="T2">o</text:span><text:span text:style-name="T2"> </text:span><text:span text:style-name="T2">(</text:span><text:span text:style-name="T2">t</text:span><text:span text:style-name="T2">o</text:span><text:span text:style-name="T2">d</text:span><text:span text:style-name="T2">a</text:span><text:span text:style-name="T2">s</text:span><text:span text:style-name="T2"> </text:span><text:span text:style-name="T2">c</text:span><text:span text:style-name="T2">o</text:span><text:span text:style-name="T2">m</text:span><text:span text:style-name="T2"> </text:span><text:span text:style-name="T2">E</text:span><text:span text:style-name="T2">N</text:span><text:span text:style-name="T2">D</text:span><text:span text:style-name="T2">)</text:span></text:p>
          </draw:text-box>
        </draw:frame>
        <draw:custom-shape draw:name="Rectangle 3" draw:style-name="gr1" draw:text-style-name="P9" draw:layer="layout" svg:width="22.859cm" svg:height="13.599cm" svg:x="1.786cm" svg:y="3.77cm">
          <text:p text:style-name="P33"><text:span text:style-name="T14"><text:s text:c="2"/></text:span><text:span text:style-name="T14">Salto se condição verdadeira para o END</text:span></text:p>
          <text:p text:style-name="P33"><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33"><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3"><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33"><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33"><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33"><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33"><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33"><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33"><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33"><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33"><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33"><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33"><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33"><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33"><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33"><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33"><text:span text:style-name="T14"/></text:p>
          <text:p text:style-name="P33"><text:span text:style-name="T14"><text:tab/></text:span></text:p>
          <text:p text:style-name="P33"><text:span text:style-name="T14"><text:tab/></text:span></text:p>
          <text:p text:style-name="P33"><text:span text:style-name="T14"/></text:p>
          <text:p text:style-name="P33"><text:span text:style-name="T14"><text:tab/></text:span></text:p>
          <text:p text:style-name="P3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3"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6">I</text:span><text:span text:style-name="T16">n</text:span><text:span text:style-name="T16">s</text:span><text:span text:style-name="T16">t</text:span><text:span text:style-name="T16">r</text:span><text:span text:style-name="T16">u</text:span><text:span text:style-name="T16">ç</text:span><text:span text:style-name="T16">õ</text:span><text:span text:style-name="T16">e</text:span><text:span text:style-name="T16">s</text:span><text:span text:style-name="T16"> </text:span><text:span text:style-name="T16">d</text:span><text:span text:style-name="T16">e</text:span><text:span text:style-name="T16"> </text:span><text:span text:style-name="T16">c</text:span><text:span text:style-name="T16">h</text:span><text:span text:style-name="T16">a</text:span><text:span text:style-name="T16">m</text:span><text:span text:style-name="T16">a</text:span><text:span text:style-name="T16">d</text:span><text:span text:style-name="T16">a</text:span><text:span text:style-name="T16"> </text:span><text:span text:style-name="T16">(</text:span><text:span text:style-name="T16">t</text:span><text:span text:style-name="T16">o</text:span><text:span text:style-name="T16">d</text:span><text:span text:style-name="T16">a</text:span><text:span text:style-name="T16">s</text:span><text:span text:style-name="T16"> </text:span><text:span text:style-name="T16">c</text:span><text:span text:style-name="T16">o</text:span><text:span text:style-name="T16">m</text:span><text:span text:style-name="T16"> </text:span><text:span text:style-name="T16">E</text:span><text:span text:style-name="T16">N</text:span><text:span text:style-name="T16">D</text:span><text:span text:style-name="T16">)</text:span></text:p>
          </draw:text-box>
        </draw:frame>
        <draw:custom-shape draw:name="Rectangle 3" draw:style-name="gr1" draw:text-style-name="P9" draw:layer="layout" svg:width="22.859cm" svg:height="13.599cm" svg:x="1.389cm" svg:y="3.175cm">
          <text:p text:style-name="P33"><text:span text:style-name="T14">Chama procedimento se condição verdadeira</text:span></text:p>
          <text:p text:style-name="P33"><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33"><text:span text:style-name="T14"><text:tab/></text:span><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3"><text:span text:style-name="T14"><text:tab/></text:span><text:span text:style-name="T14"><text:tab/></text:span><text:span text:style-name="T14"><text:tab/></text:span><text:span text:style-name="T14"><text:tab/></text:span><text:span text:style-name="T14">SP--</text:span></text:p>
          <text:p text:style-name="P33"><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0001 | x | xxxxx</text:span></text:p>
          <text:p text:style-name="P33"><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0010 | x | xxxxx</text:span></text:p>
          <text:p text:style-name="P33"><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0011 | x | xxxxx</text:span></text:p>
          <text:p text:style-name="P33"><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0100 | x | xxxxx</text:span></text:p>
          <text:p text:style-name="P33"><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0101| x | xxxxx</text:span></text:p>
          <text:p text:style-name="P33"><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text:tab/></text:span><text:span text:style-name="T14">000011 | 0110 | x | xxxxx</text:span></text:p>
          <text:p text:style-name="P33"><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0111 | x | xxxxx</text:span></text:p>
          <text:p text:style-name="P33"><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text:tab/></text:span><text:span text:style-name="T14">000011 | 1000 | x | xxxxx</text:span></text:p>
          <text:p text:style-name="P33"><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eater </text:span><text:span text:style-name="T14"><text:tab/></text:span><text:span text:style-name="T14">000011 | 1001 | x | xxxxx</text:span></text:p>
          <text:p text:style-name="P33"><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sser </text:span><text:span text:style-name="T14"><text:tab/></text:span><text:span text:style-name="T14">000011 | 1010 | x | xxxxx</text:span></text:p>
          <text:p text:style-name="P33"><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ULA) </text:span><text:span text:style-name="T14"><text:tab/></text:span><text:span text:style-name="T14">000011 | 1011 | x | xxxxx</text:span></text:p>
          <text:p text:style-name="P33"><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w </text:span><text:span text:style-name="T14"><text:tab/></text:span><text:span text:style-name="T14"><text:tab/></text:span><text:span text:style-name="T14">000011 | 1100 | x | xxxxx</text:span></text:p>
          <text:p text:style-name="P33"><text:span text:style-name="T14"><text:tab/></text:span><text:span text:style-name="T14">CN END</text:span><text:span text:style-name="T14"><text:tab/></text:span><text:span text:style-name="T14"><text:tab/></text:span><text:span text:style-name="T14">idem</text:span><text:span text:style-name="T14"><text:tab/></text:span><text:span text:style-name="T14"> <text:s text:c="3"/></text:span><text:span text:style-name="T14"><text:tab/></text:span><text:span text:style-name="T14"> </text:span><text:span text:style-name="T14"><text:tab/></text:span><text:span text:style-name="T14">Negative (ULA)</text:span><text:span text:style-name="T14"><text:tab/></text:span><text:span text:style-name="T14">000011 | 1101 | x | xxxxx</text:span></text:p>
          <text:p text:style-name="P33"><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DivbyZero</text:span><text:span text:style-name="T14"><text:tab/></text:span><text:span text:style-name="T14"><text:tab/></text:span><text:span text:style-name="T14">000011 | 1110 | x | xxxxx</text:span></text:p>
          <text:p text:style-name="P33"><text:span text:style-name="T14"/></text:p>
          <text:p text:style-name="P33"><text:span text:style-name="T14"/></text:p>
          <text:p text:style-name="P33"><text:span text:style-name="T14"><text:tab/></text:span></text:p>
          <text:p text:style-name="P33"><text:span text:style-name="T14"><text:tab/></text:span></text:p>
          <text:p text:style-name="P33"><text:span text:style-name="T14"/></text:p>
          <text:p text:style-name="P33"><text:span text:style-name="T14"><text:tab/></text:span></text:p>
          <text:p text:style-name="P3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text:span><text:span text:style-name="T2">n</text:span><text:span text:style-name="T2">s</text:span><text:span text:style-name="T2">t</text:span><text:span text:style-name="T2">r</text:span><text:span text:style-name="T2">u</text:span><text:span text:style-name="T2">ç</text:span><text:span text:style-name="T2">ã</text:span><text:span text:style-name="T2">o</text:span><text:span text:style-name="T2"> </text:span><text:span text:style-name="T2">d</text:span><text:span text:style-name="T2">e</text:span><text:span text:style-name="T2"> </text:span><text:span text:style-name="T2">r</text:span><text:span text:style-name="T2">e</text:span><text:span text:style-name="T2">t</text:span><text:span text:style-name="T2">o</text:span><text:span text:style-name="T2">r</text:span><text:span text:style-name="T2">n</text:span><text:span text:style-name="T2">o</text:span></text:p>
          </draw:text-box>
        </draw:frame>
        <draw:custom-shape draw:name="Rectangle 3" draw:style-name="gr1" draw:text-style-name="P9" draw:layer="layout" svg:width="22.859cm" svg:height="13.599cm" svg:x="1.901cm" svg:y="4.326cm">
          <text:p text:style-name="P33"><text:span text:style-name="T14"><text:tab/></text:span></text:p>
          <text:p text:style-name="P33"><text:span text:style-name="T14"/></text:p>
          <text:p text:style-name="P33"><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33"><text:span text:style-name="T14"><text:tab/></text:span><text:span text:style-name="T14"><text:tab/></text:span><text:span text:style-name="T14"><text:tab/></text:span><text:span text:style-name="T14"><text:tab/></text:span><text:span text:style-name="T14">PC&lt;=MEM(SP) </text:span></text:p>
          <text:p text:style-name="P33"><text:span text:style-name="T14"><text:tab/></text:span><text:span text:style-name="T14"><text:tab/></text:span><text:span text:style-name="T14"><text:tab/></text:span><text:span text:style-name="T14"><text:tab/></text:span><text:span text:style-name="T14">PC++ <text:s/></text:span></text:p>
          <text:p text:style-name="P33"><text:span text:style-name="T14"/></text:p>
          <text:p text:style-name="P33"><text:span text:style-name="T14">Obs.: - Não esquecer de incrementar o PC pois foi guardado na pilha ainda apontando para o END no CALL.</text:span></text:p>
          <text:p text:style-name="P33"><text:span text:style-name="T14"><text:tab/></text:span><text:span text:style-name="T14"><text:tab/></text:span></text:p>
          <text:p text:style-name="P33"><text:span text:style-name="T14"><text:tab/></text:span><text:span text:style-name="T14"><text:tab/></text:span><text:span text:style-name="T14"><text:tab/></text:span><text:span text:style-name="T14"><text:tab/></text:span></text:p>
          <text:p text:style-name="P33"><text:span text:style-name="T14"><text:tab/></text:span></text:p>
          <text:p text:style-name="P33"><text:span text:style-name="T14"><text:tab/></text:span></text:p>
          <text:p text:style-name="P33"><text:span text:style-name="T14"><text:tab/></text:span></text:p>
          <text:p text:style-name="P33"><text:span text:style-name="T14"/></text:p>
          <text:p text:style-name="P33"><text:span text:style-name="T14"><text:tab/></text:span></text:p>
          <text:p text:style-name="P3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text:span><text:span text:style-name="T2">o</text:span><text:span text:style-name="T2">r</text:span><text:span text:style-name="T2">m</text:span><text:span text:style-name="T2">a</text:span><text:span text:style-name="T2">t</text:span><text:span text:style-name="T2">o</text:span><text:span text:style-name="T2"> </text:span><text:span text:style-name="T2">d</text:span><text:span text:style-name="T2">e</text:span><text:span text:style-name="T2"> </text:span><text:span text:style-name="T2">I</text:span><text:span text:style-name="T2">n</text:span><text:span text:style-name="T2">s</text:span><text:span text:style-name="T2">t</text:span><text:span text:style-name="T2">r</text:span><text:span text:style-name="T2">u</text:span><text:span text:style-name="T2">ç</text:span><text:span text:style-name="T2">ã</text:span><text:span text:style-name="T2">o</text:span></text:p>
          </draw:text-box>
        </draw:frame>
        <draw:frame draw:name="Rectangle 3" presentation:style-name="pr13" draw:text-style-name="P22" draw:layer="layout" svg:width="22.797cm" svg:height="13.599cm" svg:x="1.389cm" svg:y="3.77cm" presentation:class="outline" presentation:user-transformed="true">
          <draw:text-box>
            <text:p text:style-name="P26"><text:span text:style-name="T13"/></text:p>
            <text:list text:style-name="L5">
              <text:list-item>
                <text:p text:style-name="P26"><text:span text:style-name="T13">Pilha</text:span></text:p>
              </text:list-item>
            </text:list>
            <text:p text:style-name="P26"><text:span text:style-name="T13"/></text:p>
            <text:p text:style-name="P26"><text:span text:style-name="T13"/></text:p>
            <text:p text:style-name="P26"><text:span text:style-name="T13"/></text:p>
          </draw:text-box>
        </draw:frame>
        <draw:frame draw:name="Group 30" draw:style-name="standard" draw:layer="layout" svg:width="14.197cm" svg:height="1.198cm" svg:x="4.502cm" svg:y="6.522cm">
          <table:table>
            <table:table-column table:style-name="co18"/>
            <table:table-column table:style-name="co19"/>
            <table:table-column table:style-name="co20"/>
            <table:table-column table:style-name="co21"/>
            <table:table-row table:style-name="ro4" table:default-cell-style-name="ce4">
              <table:table-cell table:style-name="ce3">
                <text:p text:style-name="P35"><text:span text:style-name="T13"><text:s/></text:span><text:span text:style-name="T13">op</text:span></text:p>
              </table:table-cell>
              <table:table-cell>
                <text:p text:style-name="P31"><text:span text:style-name="T13"><text:s text:c="4"/></text:span><text:span text:style-name="T13">RX</text:span></text:p>
              </table:table-cell>
              <table:table-cell>
                <text:p text:style-name="P35"><text:span text:style-name="T13">Rx/FR</text:span></text:p>
              </table:table-cell>
              <table:table-cell table:style-name="ce5">
                <text:p text:style-name="P35"><text:span text:style-name="T13"><text:s/></text:span></text:p>
              </table:table-cell>
            </table:table-row>
          </table:table>
          <draw:image xlink:href="Pictures/TablePreview9.svm" xlink:type="simple" xlink:show="embed" xlink:actuate="onLoad"/>
        </draw:frame>
        <draw:custom-shape draw:name="Text Box 14" draw:style-name="gr78" draw:text-style-name="P9" draw:layer="layout" svg:width="1.689cm" svg:height="0.843cm" svg:x="5.878cm" svg:y="7.854cm">
          <text:p text:style-name="P15"><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80" draw:text-style-name="P9" draw:layer="layout" svg:width="2.385cm" svg:height="0.843cm" svg:x="9.701cm" svg:y="7.876cm">
          <text:p text:style-name="P15"><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78" draw:text-style-name="P9" draw:layer="layout" svg:width="1.441cm" svg:height="0.843cm" svg:x="12.81cm" svg:y="7.88cm">
          <text:p text:style-name="P15"><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78" draw:text-style-name="P9" draw:layer="layout" svg:width="1.441cm" svg:height="0.843cm" svg:x="16.1cm" svg:y="7.876cm">
          <text:p text:style-name="P15"><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text:span><text:span text:style-name="T2">n</text:span><text:span text:style-name="T2">s</text:span><text:span text:style-name="T2">t</text:span><text:span text:style-name="T2">r</text:span><text:span text:style-name="T2">u</text:span><text:span text:style-name="T2">ç</text:span><text:span text:style-name="T2">õ</text:span><text:span text:style-name="T2">e</text:span><text:span text:style-name="T2">s</text:span><text:span text:style-name="T2"> </text:span><text:span text:style-name="T2">d</text:span><text:span text:style-name="T2">e</text:span><text:span text:style-name="T2"> </text:span><text:span text:style-name="T2">p</text:span><text:span text:style-name="T2">i</text:span><text:span text:style-name="T2">l</text:span><text:span text:style-name="T2">h</text:span><text:span text:style-name="T2">a</text:span></text:p>
          </draw:text-box>
        </draw:frame>
        <draw:custom-shape draw:name="Rectangle 3" draw:style-name="gr1" draw:text-style-name="P9" draw:layer="layout" svg:width="22.859cm" svg:height="13.599cm" svg:x="1.901cm" svg:y="4.326cm">
          <text:p text:style-name="P33"><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33"><text:span text:style-name="T14"><text:tab/></text:span><text:span text:style-name="T14"><text:tab/></text:span><text:span text:style-name="T14"><text:tab/></text:span><text:span text:style-name="T14"><text:tab/></text:span><text:span text:style-name="T14"><text:tab/></text:span><text:span text:style-name="T14">SP--</text:span></text:p>
          <text:p text:style-name="P33"><text:span text:style-name="T14"/></text:p>
          <text:p text:style-name="P33"><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33"><text:span text:style-name="T14"><text:tab/></text:span><text:span text:style-name="T14"><text:tab/></text:span><text:span text:style-name="T14"><text:tab/></text:span><text:span text:style-name="T14"><text:tab/></text:span><text:span text:style-name="T14"><text:tab/></text:span><text:span text:style-name="T14">SP--</text:span></text:p>
          <text:p text:style-name="P33"><text:span text:style-name="T14"/></text:p>
          <text:p text:style-name="P33"><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33"><text:span text:style-name="T14"><text:tab/></text:span><text:span text:style-name="T14"><text:tab/></text:span><text:span text:style-name="T14"><text:tab/></text:span><text:span text:style-name="T14"><text:tab/></text:span><text:span text:style-name="T14"><text:tab/></text:span><text:span text:style-name="T14">MEM(SP) -&gt; RX</text:span></text:p>
          <text:p text:style-name="P33"><text:span text:style-name="T14"/></text:p>
          <text:p text:style-name="P33"><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33"><text:span text:style-name="T14"><text:tab/></text:span><text:span text:style-name="T14"><text:tab/></text:span><text:span text:style-name="T14"><text:tab/></text:span><text:span text:style-name="T14"><text:tab/></text:span><text:span text:style-name="T14"><text:tab/></text:span><text:span text:style-name="T14">MEM(SP) -&gt; FR</text:span></text:p>
          <text:p text:style-name="P33"><text:span text:style-name="T14"/></text:p>
          <text:p text:style-name="P33"><text:span text:style-name="T14"><text:tab/></text:span></text:p>
          <text:p text:style-name="P33"><text:span text:style-name="T14"/></text:p>
          <text:p text:style-name="P33"><text:span text:style-name="T14"/></text:p>
          <text:p text:style-name="P33"><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3"><text:span text:style-name="T14"><text:tab/></text:span><text:span text:style-name="T14"><text:tab/></text:span><text:span text:style-name="T14"><text:tab/></text:span><text:span text:style-name="T14"><text:tab/></text:span></text:p>
          <text:p text:style-name="P33"><text:span text:style-name="T14"><text:tab/></text:span></text:p>
          <text:p text:style-name="P33"><text:span text:style-name="T14"><text:tab/></text:span></text:p>
          <text:p text:style-name="P33"><text:span text:style-name="T14"><text:tab/></text:span></text:p>
          <text:p text:style-name="P33"><text:span text:style-name="T14"/></text:p>
          <text:p text:style-name="P33"><text:span text:style-name="T14"><text:tab/></text:span></text:p>
          <text:p text:style-name="P3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7"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text:span><text:span text:style-name="T2">o</text:span><text:span text:style-name="T2">r</text:span><text:span text:style-name="T2">m</text:span><text:span text:style-name="T2">a</text:span><text:span text:style-name="T2">t</text:span><text:span text:style-name="T2">o</text:span><text:span text:style-name="T2"> </text:span><text:span text:style-name="T2">d</text:span><text:span text:style-name="T2">e</text:span><text:span text:style-name="T2"> </text:span><text:span text:style-name="T2">I</text:span><text:span text:style-name="T2">n</text:span><text:span text:style-name="T2">s</text:span><text:span text:style-name="T2">t</text:span><text:span text:style-name="T2">r</text:span><text:span text:style-name="T2">u</text:span><text:span text:style-name="T2">ç</text:span><text:span text:style-name="T2">ã</text:span><text:span text:style-name="T2">o</text:span></text:p>
          </draw:text-box>
        </draw:frame>
        <draw:frame draw:name="Rectangle 3" presentation:style-name="pr13" draw:text-style-name="P22" draw:layer="layout" svg:width="22.797cm" svg:height="13.599cm" svg:x="1.301cm" svg:y="3.656cm" presentation:class="outline" presentation:user-transformed="true">
          <draw:text-box>
            <text:p text:style-name="P26"><text:span text:style-name="T13"/></text:p>
            <text:list text:style-name="L5">
              <text:list-item>
                <text:p text:style-name="P26"><text:span text:style-name="T13">Controle</text:span></text:p>
              </text:list-item>
            </text:list>
            <text:p text:style-name="P26"><text:span text:style-name="T13"/></text:p>
            <text:p text:style-name="P26"><text:span text:style-name="T13"/></text:p>
            <text:p text:style-name="P26"><text:span text:style-name="T13"/></text:p>
          </draw:text-box>
        </draw:frame>
        <draw:frame draw:name="Group 20" draw:style-name="standard" draw:layer="layout" svg:width="12.601cm" svg:height="1.198cm" svg:x="4.502cm" svg:y="6.522cm">
          <table:table>
            <table:table-column table:style-name="co18"/>
            <table:table-column table:style-name="co22"/>
            <table:table-column table:style-name="co23"/>
            <table:table-row table:style-name="ro4">
              <table:table-cell table:style-name="ce3">
                <text:p text:style-name="P35"><text:span text:style-name="T13"><text:s/></text:span><text:span text:style-name="T13">op</text:span></text:p>
              </table:table-cell>
              <table:table-cell table:style-name="ce4">
                <text:p text:style-name="P31"><text:span text:style-name="T13"><text:s text:c="4"/></text:span><text:span text:style-name="T13">set/clear</text:span></text:p>
              </table:table-cell>
              <table:table-cell table:style-name="ce5"/>
            </table:table-row>
          </table:table>
          <draw:image xlink:href="Pictures/TablePreview10.svm" xlink:type="simple" xlink:show="embed" xlink:actuate="onLoad"/>
        </draw:frame>
        <draw:custom-shape draw:name="Text Box 16" draw:style-name="gr78" draw:text-style-name="P9" draw:layer="layout" svg:width="1.689cm" svg:height="0.843cm" svg:x="5.878cm" svg:y="7.854cm">
          <text:p text:style-name="P15"><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80" draw:text-style-name="P9" draw:layer="layout" svg:width="2.385cm" svg:height="0.843cm" svg:x="9.701cm" svg:y="7.876cm">
          <text:p text:style-name="P15"><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78" draw:text-style-name="P9" draw:layer="layout" svg:width="1.689cm" svg:height="0.843cm" svg:x="13.899cm" svg:y="7.854cm">
          <text:p text:style-name="P15"><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8"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1-07-24">24/07/2021</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text:span><text:span text:style-name="T2">n</text:span><text:span text:style-name="T2">s</text:span><text:span text:style-name="T2">t</text:span><text:span text:style-name="T2">r</text:span><text:span text:style-name="T2">u</text:span><text:span text:style-name="T2">ç</text:span><text:span text:style-name="T2">õ</text:span><text:span text:style-name="T2">e</text:span><text:span text:style-name="T2">s</text:span><text:span text:style-name="T2"> </text:span><text:span text:style-name="T2">d</text:span><text:span text:style-name="T2">e</text:span><text:span text:style-name="T2"> </text:span><text:span text:style-name="T2">c</text:span><text:span text:style-name="T2">o</text:span><text:span text:style-name="T2">n</text:span><text:span text:style-name="T2">t</text:span><text:span text:style-name="T2">r</text:span><text:span text:style-name="T2">o</text:span><text:span text:style-name="T2">l</text:span><text:span text:style-name="T2">e</text:span></text:p>
          </draw:text-box>
        </draw:frame>
        <draw:custom-shape draw:name="Rectangle 3" draw:style-name="gr1" draw:text-style-name="P9" draw:layer="layout" svg:width="22.859cm" svg:height="13.599cm" svg:x="1.901cm" svg:y="4.326cm">
          <text:p text:style-name="P33"><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33"><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33"><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33"><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33"><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33"><text:span text:style-name="T14"/></text:p>
          <text:p text:style-name="P33"><text:span text:style-name="T14"/></text:p>
          <text:p text:style-name="P33"><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33"><text:span text:style-name="T14"><text:tab/></text:span><text:span text:style-name="T14"><text:tab/></text:span><text:span text:style-name="T14"><text:tab/></text:span><text:span text:style-name="T14"><text:tab/></text:span></text:p>
          <text:p text:style-name="P33"><text:span text:style-name="T14"><text:tab/></text:span></text:p>
          <text:p text:style-name="P33"><text:span text:style-name="T14"><text:tab/></text:span></text:p>
          <text:p text:style-name="P33"><text:span text:style-name="T14"><text:tab/></text:span></text:p>
          <text:p text:style-name="P33"><text:span text:style-name="T14"/></text:p>
          <text:p text:style-name="P33"><text:span text:style-name="T14"><text:tab/></text:span></text:p>
          <text:p text:style-name="P33"><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9" presentation:class="page"/>
          <draw:frame presentation:style-name="pr17" draw:text-style-name="P1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urier10 BT1" svg:font-family="'Courier10 BT'" style:font-family-generic="modern" style:font-pitch="fixed"/>
    <style:font-face style:name="Arial" svg:font-family="Arial" style:font-pitch="variable"/>
    <style:font-face style:name="DejaVu Sans1"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Courier10 BT" svg:font-family="'Courier10 BT'"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2"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66008f" draw:end-color="#ba0066" draw:start-intensity="100%" draw:end-intensity="100%" draw:angle="90deg" draw:border="0%"/>
    <draw:gradient draw:name="Gradient_20_3" draw:display-name="Gradient 3" draw:style="linear" draw:start-color="#ba0066" draw:end-color="#66008f"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pt" fo:country="B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false"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false"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9"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tabela-backgroundobjects">
      <style:graphic-properties draw:stroke="none" draw:fill="none" draw:fill-color="#ffffff" draw:auto-grow-height="false" fo:min-height="1.485cm"/>
      <style:paragraph-properties style:writing-mode="lr-tb"/>
    </style:style>
    <style:style style:name="Mpr13" style:family="presentation" style:parent-style-name="Título_20_e_20_tabela-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ítulo_20_e_20_texto_20_e_20_2_20_partes_20_de_20_conteúdo-backgroundobjects">
      <style:graphic-properties draw:stroke="none" draw:fill="none" draw:fill-color="#ffffff" draw:auto-grow-height="false" fo:min-height="1.421cm"/>
      <style:paragraph-properties style:writing-mode="lr-tb"/>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loext:opacity="100%"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text:span><text:span text:style-name="MT2">l</text:span><text:span text:style-name="MT2">i</text:span><text:span text:style-name="MT2">q</text:span><text:span text:style-name="MT2">u</text:span><text:span text:style-name="MT2">e</text:span><text:span text:style-name="MT2"> </text:span><text:span text:style-name="MT2">p</text:span><text:span text:style-name="MT2">a</text:span><text:span text:style-name="MT2">r</text:span><text:span text:style-name="MT2">a</text:span><text:span text:style-name="MT2"> </text:span><text:span text:style-name="MT2">e</text:span><text:span text:style-name="MT2">d</text:span><text:span text:style-name="MT2">i</text:span><text:span text:style-name="MT2">t</text:span><text:span text:style-name="MT2">a</text:span><text:span text:style-name="MT2">r</text:span><text:span text:style-name="MT2"> </text:span><text:span text:style-name="MT2">o</text:span><text:span text:style-name="MT2"> </text:span><text:span text:style-name="MT2">e</text:span><text:span text:style-name="MT2">s</text:span><text:span text:style-name="MT2">t</text:span><text:span text:style-name="MT2">i</text:span><text:span text:style-name="MT2">l</text:span><text:span text:style-name="MT2">o</text:span><text:span text:style-name="MT2"> </text:span><text:span text:style-name="MT2">d</text:span><text:span text:style-name="MT2">o</text:span><text:span text:style-name="MT2"> </text:span><text:span text:style-name="MT2">t</text:span><text:span text:style-name="MT2">í</text:span><text:span text:style-name="MT2">t</text:span><text:span text:style-name="MT2">u</text:span><text:span text:style-name="MT2">l</text:span><text:span text:style-name="MT2">o</text:span><text:span text:style-name="MT2"> </text:span><text:span text:style-name="MT2">m</text:span><text:span text:style-name="MT2">e</text:span><text:span text:style-name="MT2">s</text:span><text:span text:style-name="MT2">t</text:span><text:span text:style-name="MT2">r</text:span><text:span text:style-name="MT2">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1-07-24">24/07/2021</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text:span><text:span text:style-name="MT2">l</text:span><text:span text:style-name="MT2">i</text:span><text:span text:style-name="MT2">q</text:span><text:span text:style-name="MT2">u</text:span><text:span text:style-name="MT2">e</text:span><text:span text:style-name="MT2"> </text:span><text:span text:style-name="MT2">p</text:span><text:span text:style-name="MT2">a</text:span><text:span text:style-name="MT2">r</text:span><text:span text:style-name="MT2">a</text:span><text:span text:style-name="MT2"> </text:span><text:span text:style-name="MT2">e</text:span><text:span text:style-name="MT2">d</text:span><text:span text:style-name="MT2">i</text:span><text:span text:style-name="MT2">t</text:span><text:span text:style-name="MT2">a</text:span><text:span text:style-name="MT2">r</text:span><text:span text:style-name="MT2"> </text:span><text:span text:style-name="MT2">o</text:span><text:span text:style-name="MT2"> </text:span><text:span text:style-name="MT2">e</text:span><text:span text:style-name="MT2">s</text:span><text:span text:style-name="MT2">t</text:span><text:span text:style-name="MT2">i</text:span><text:span text:style-name="MT2">l</text:span><text:span text:style-name="MT2">o</text:span><text:span text:style-name="MT2"> </text:span><text:span text:style-name="MT2">d</text:span><text:span text:style-name="MT2">o</text:span><text:span text:style-name="MT2"> </text:span><text:span text:style-name="MT2">t</text:span><text:span text:style-name="MT2">í</text:span><text:span text:style-name="MT2">t</text:span><text:span text:style-name="MT2">u</text:span><text:span text:style-name="MT2">l</text:span><text:span text:style-name="MT2">o</text:span><text:span text:style-name="MT2"> </text:span><text:span text:style-name="MT2">m</text:span><text:span text:style-name="MT2">e</text:span><text:span text:style-name="MT2">s</text:span><text:span text:style-name="MT2">t</text:span><text:span text:style-name="MT2">r</text:span><text:span text:style-name="MT2">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1-07-24">24/07/2021</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abela" style:display-name="Título e tabela"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text:span><text:span text:style-name="MT2">l</text:span><text:span text:style-name="MT2">i</text:span><text:span text:style-name="MT2">q</text:span><text:span text:style-name="MT2">u</text:span><text:span text:style-name="MT2">e</text:span><text:span text:style-name="MT2"> </text:span><text:span text:style-name="MT2">p</text:span><text:span text:style-name="MT2">a</text:span><text:span text:style-name="MT2">r</text:span><text:span text:style-name="MT2">a</text:span><text:span text:style-name="MT2"> </text:span><text:span text:style-name="MT2">e</text:span><text:span text:style-name="MT2">d</text:span><text:span text:style-name="MT2">i</text:span><text:span text:style-name="MT2">t</text:span><text:span text:style-name="MT2">a</text:span><text:span text:style-name="MT2">r</text:span><text:span text:style-name="MT2"> </text:span><text:span text:style-name="MT2">o</text:span><text:span text:style-name="MT2"> </text:span><text:span text:style-name="MT2">e</text:span><text:span text:style-name="MT2">s</text:span><text:span text:style-name="MT2">t</text:span><text:span text:style-name="MT2">i</text:span><text:span text:style-name="MT2">l</text:span><text:span text:style-name="MT2">o</text:span><text:span text:style-name="MT2"> </text:span><text:span text:style-name="MT2">d</text:span><text:span text:style-name="MT2">o</text:span><text:span text:style-name="MT2"> </text:span><text:span text:style-name="MT2">t</text:span><text:span text:style-name="MT2">í</text:span><text:span text:style-name="MT2">t</text:span><text:span text:style-name="MT2">u</text:span><text:span text:style-name="MT2">l</text:span><text:span text:style-name="MT2">o</text:span><text:span text:style-name="MT2"> </text:span><text:span text:style-name="MT2">m</text:span><text:span text:style-name="MT2">e</text:span><text:span text:style-name="MT2">s</text:span><text:span text:style-name="MT2">t</text:span><text:span text:style-name="MT2">r</text:span><text:span text:style-name="MT2">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1-07-24">24/07/2021</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text:span><text:span text:style-name="MT2">l</text:span><text:span text:style-name="MT2">i</text:span><text:span text:style-name="MT2">q</text:span><text:span text:style-name="MT2">u</text:span><text:span text:style-name="MT2">e</text:span><text:span text:style-name="MT2"> </text:span><text:span text:style-name="MT2">p</text:span><text:span text:style-name="MT2">a</text:span><text:span text:style-name="MT2">r</text:span><text:span text:style-name="MT2">a</text:span><text:span text:style-name="MT2"> </text:span><text:span text:style-name="MT2">e</text:span><text:span text:style-name="MT2">d</text:span><text:span text:style-name="MT2">i</text:span><text:span text:style-name="MT2">t</text:span><text:span text:style-name="MT2">a</text:span><text:span text:style-name="MT2">r</text:span><text:span text:style-name="MT2"> </text:span><text:span text:style-name="MT2">o</text:span><text:span text:style-name="MT2"> </text:span><text:span text:style-name="MT2">e</text:span><text:span text:style-name="MT2">s</text:span><text:span text:style-name="MT2">t</text:span><text:span text:style-name="MT2">i</text:span><text:span text:style-name="MT2">l</text:span><text:span text:style-name="MT2">o</text:span><text:span text:style-name="MT2"> </text:span><text:span text:style-name="MT2">d</text:span><text:span text:style-name="MT2">o</text:span><text:span text:style-name="MT2"> </text:span><text:span text:style-name="MT2">t</text:span><text:span text:style-name="MT2">í</text:span><text:span text:style-name="MT2">t</text:span><text:span text:style-name="MT2">u</text:span><text:span text:style-name="MT2">l</text:span><text:span text:style-name="MT2">o</text:span><text:span text:style-name="MT2"> </text:span><text:span text:style-name="MT2">m</text:span><text:span text:style-name="MT2">e</text:span><text:span text:style-name="MT2">s</text:span><text:span text:style-name="MT2">t</text:span><text:span text:style-name="MT2">r</text:span><text:span text:style-name="MT2">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estilos do texto 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1-07-24">24/07/2021</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 Parallel Hardware Architecture for Image Feature Detection</dc:title>
    <meta:initial-creator>vb</meta:initial-creator>
    <meta:editing-cycles>854</meta:editing-cycles>
    <meta:creation-date>2008-02-15T17:23:41</meta:creation-date>
    <dc:date>2021-07-24T23:57:31.235280595</dc:date>
    <meta:editing-duration>P17DT22H51M18S</meta:editing-duration>
    <meta:generator>LibreOffice/7.1.4.2$Linux_X86_64 LibreOffice_project/10$Build-2</meta:generator>
    <meta:document-statistic meta:object-count="363"/>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